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FreeSans2" svg:font-family="FreeSans" style:font-pitch="variable"/>
    <style:font-face style:name="WP TypographicSymbols" svg:font-family="'WP TypographicSymbols', 'Courier Ne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503cm" table:align="left" style:writing-mode="lr-tb"/>
    </style:style>
    <style:style style:name="Table1.A" style:family="table-column">
      <style:table-column-properties style:column-width="5.496cm"/>
    </style:style>
    <style:style style:name="Table1.B" style:family="table-column">
      <style:table-column-properties style:column-width="5.498cm"/>
    </style:style>
    <style:style style:name="Table1.C" style:family="table-column">
      <style:table-column-properties style:column-width="5.50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e6e6e6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e6e6e6" fo:padding="0.097cm" fo:border="0.1pt solid #000000" style:writing-mode="lr-tb">
        <style:background-image/>
      </style:table-cell-properties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C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C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margin-top="0cm" fo:margin-bottom="0.353cm" fo:text-align="center" style:justify-single-word="false" fo:background-color="#bfd3e5">
        <style:background-image/>
      </style:paragraph-properties>
    </style:style>
    <style:style style:name="P2" style:family="paragraph" style:parent-style-name="Footer">
      <style:paragraph-properties fo:margin-top="0cm" fo:margin-bottom="0.353cm" fo:text-align="center" style:justify-single-word="false" fo:background-color="#bfd3e5">
        <style:background-image/>
      </style:paragraph-properties>
    </style:style>
    <style:style style:name="P3" style:family="paragraph" style:parent-style-name="Header_20_left">
      <style:paragraph-properties fo:margin-top="0cm" fo:margin-bottom="0.353cm" fo:text-align="end" style:justify-single-word="false" text:number-lines="false" text:line-number="0"/>
      <style:text-properties style:font-name="Arial" fo:font-size="10pt" fo:background-color="#cccccc" style:font-size-asian="10pt" style:font-name-complex="Arial"/>
    </style:style>
    <style:style style:name="P4" style:family="paragraph" style:parent-style-name="Footer">
      <style:paragraph-properties fo:margin-top="0cm" fo:margin-bottom="0.353cm" fo:text-align="start" style:justify-single-word="false" text:number-lines="false" text:line-number="0"/>
      <style:text-properties style:font-name="Arial" fo:font-size="10pt" style:font-size-asian="10pt" style:font-name-complex="Arial"/>
    </style:style>
    <style:style style:name="P5" style:family="paragraph" style:parent-style-name="Table_20_Contents">
      <style:paragraph-properties fo:margin-top="0cm" fo:margin-bottom="0.353cm" text:number-lines="false" text:line-number="0" style:snap-to-layout-grid="false"/>
    </style:style>
    <style:style style:name="P6" style:family="paragraph" style:parent-style-name="Standard">
      <style:paragraph-properties fo:margin-top="0cm" fo:margin-bottom="0.353cm" fo:text-align="center" style:justify-single-word="false" style:snap-to-layout-grid="false">
        <style:tab-stops>
          <style:tab-stop style:position="0cm"/>
          <style:tab-stop style:position="0.635cm"/>
          <style:tab-stop style:position="1.27cm"/>
          <style:tab-stop style:position="2.679cm"/>
          <style:tab-stop style:position="10.478cm"/>
          <style:tab-stop style:position="11.113cm"/>
          <style:tab-stop style:position="11.43cm"/>
          <style:tab-stop style:position="12.7cm"/>
          <style:tab-stop style:position="13.97cm"/>
        </style:tab-stops>
      </style:paragraph-properties>
    </style:style>
    <style:style style:name="P7" style:family="paragraph" style:parent-style-name="Standard">
      <style:paragraph-properties fo:margin-top="0cm" fo:margin-bottom="0.353cm" fo:text-align="center" style:justify-single-word="false" style:snap-to-layout-grid="false">
        <style:tab-stops>
          <style:tab-stop style:position="0cm"/>
          <style:tab-stop style:position="0.635cm"/>
          <style:tab-stop style:position="1.27cm"/>
          <style:tab-stop style:position="2.679cm"/>
        </style:tab-stops>
      </style:paragraph-properties>
      <style:text-properties fo:color="#000000" style:font-name="Arial" fo:font-size="11pt" fo:font-weight="bold" style:font-size-asian="11pt" style:font-weight-asian="bold" style:font-name-complex="Arial"/>
    </style:style>
    <style:style style:name="P8" style:family="paragraph" style:parent-style-name="Standard">
      <style:paragraph-properties fo:margin-top="0cm" fo:margin-bottom="0.353cm" fo:text-align="center" style:justify-single-word="false" style:snap-to-layout-grid="false">
        <style:tab-stops>
          <style:tab-stop style:position="0cm"/>
          <style:tab-stop style:position="0.635cm"/>
          <style:tab-stop style:position="1.27cm"/>
        </style:tab-stops>
      </style:paragraph-properties>
      <style:text-properties fo:color="#000000" style:font-name="Arial" fo:font-size="11pt" fo:font-weight="bold" style:font-size-asian="11pt" style:font-weight-asian="bold" style:font-name-complex="Arial"/>
    </style:style>
    <style:style style:name="P9" style:family="paragraph" style:parent-style-name="Standard">
      <style:paragraph-properties fo:margin-top="0cm" fo:margin-bottom="0.353cm" style:snap-to-layout-grid="false">
        <style:tab-stops>
          <style:tab-stop style:position="0cm"/>
          <style:tab-stop style:position="0.635cm"/>
          <style:tab-stop style:position="1.27cm"/>
        </style:tab-stops>
      </style:paragraph-properties>
      <style:text-properties fo:color="#000000" style:font-name="Arial" fo:font-size="10pt" fo:font-style="italic" style:font-size-asian="10pt" style:font-style-asian="italic" style:font-name-complex="Arial"/>
    </style:style>
    <style:style style:name="P10" style:family="paragraph" style:parent-style-name="Standard">
      <style:paragraph-properties fo:margin-top="0cm" fo:margin-bottom="0.353cm" style:snap-to-layout-grid="false">
        <style:tab-stops>
          <style:tab-stop style:position="0cm"/>
          <style:tab-stop style:position="0.635cm"/>
          <style:tab-stop style:position="1.27cm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0cm"/>
          <style:tab-stop style:position="0.635cm"/>
          <style:tab-stop style:position="1.27cm"/>
          <style:tab-stop style:position="2.679cm"/>
          <style:tab-stop style:position="10.478cm"/>
          <style:tab-stop style:position="11.113cm"/>
          <style:tab-stop style:position="11.43cm"/>
          <style:tab-stop style:position="12.7cm"/>
          <style:tab-stop style:position="13.97cm"/>
        </style:tab-stops>
      </style:paragraph-properties>
    </style:style>
    <style:style style:name="P12" style:family="paragraph" style:parent-style-name="Standard">
      <style:paragraph-properties>
        <style:tab-stops>
          <style:tab-stop style:position="0cm"/>
          <style:tab-stop style:position="0.635cm"/>
          <style:tab-stop style:position="1.27cm"/>
          <style:tab-stop style:position="2.679cm"/>
          <style:tab-stop style:position="10.478cm"/>
          <style:tab-stop style:position="11.113cm"/>
          <style:tab-stop style:position="11.43cm"/>
          <style:tab-stop style:position="12.7cm"/>
          <style:tab-stop style:position="13.97cm"/>
        </style:tab-stops>
      </style:paragraph-properties>
      <style:text-properties fo:color="#000000" style:font-name="Arial" fo:font-size="10pt" fo:language="zxx" fo:country="none" fo:font-weight="bold" style:font-size-asian="10pt" style:language-asian="zxx" style:country-asian="none" style:font-weight-asian="bold" style:font-name-complex="Arial"/>
    </style:style>
    <style:style style:name="P13" style:family="paragraph" style:parent-style-name="Standard">
      <style:paragraph-properties>
        <style:tab-stops>
          <style:tab-stop style:position="0cm"/>
          <style:tab-stop style:position="0.635cm"/>
          <style:tab-stop style:position="1.27cm"/>
          <style:tab-stop style:position="2.679cm"/>
          <style:tab-stop style:position="10.478cm"/>
          <style:tab-stop style:position="11.113cm"/>
          <style:tab-stop style:position="11.43cm"/>
          <style:tab-stop style:position="12.7cm"/>
          <style:tab-stop style:position="13.97cm"/>
        </style:tab-stops>
      </style:paragraph-properties>
      <style:text-properties fo:color="#000000" style:font-name="Arial" fo:font-weight="bold" style:font-weight-asian="bold" style:font-name-complex="Arial"/>
    </style:style>
    <style:style style:name="P14" style:family="paragraph" style:parent-style-name="Standard">
      <style:paragraph-properties>
        <style:tab-stops>
          <style:tab-stop style:position="0cm"/>
          <style:tab-stop style:position="0.635cm"/>
          <style:tab-stop style:position="1.27cm"/>
          <style:tab-stop style:position="2.679cm"/>
          <style:tab-stop style:position="10.478cm"/>
          <style:tab-stop style:position="11.113cm"/>
          <style:tab-stop style:position="11.43cm"/>
          <style:tab-stop style:position="12.7cm"/>
          <style:tab-stop style:position="13.97cm"/>
        </style:tab-stops>
      </style:paragraph-properties>
      <style:text-properties fo:color="#000000" style:font-name="Arial" style:font-name-complex="Arial"/>
    </style:style>
    <style:style style:name="P15" style:family="paragraph" style:parent-style-name="Standard">
      <style:paragraph-properties fo:text-align="center" style:justify-single-word="false">
        <style:tab-stops>
          <style:tab-stop style:position="0cm"/>
          <style:tab-stop style:position="0.635cm"/>
          <style:tab-stop style:position="1.27cm"/>
          <style:tab-stop style:position="2.679cm"/>
          <style:tab-stop style:position="10.478cm"/>
          <style:tab-stop style:position="11.113cm"/>
          <style:tab-stop style:position="11.43cm"/>
          <style:tab-stop style:position="12.7cm"/>
          <style:tab-stop style:position="13.97cm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-2.54cm"/>
          <style:tab-stop style:position="-1.27cm"/>
          <style:tab-stop style:position="0cm"/>
          <style:tab-stop style:position="0.635cm"/>
          <style:tab-stop style:position="0.755cm"/>
          <style:tab-stop style:position="1.259cm"/>
          <style:tab-stop style:position="2.519cm"/>
          <style:tab-stop style:position="3.778cm"/>
          <style:tab-stop style:position="5.038cm"/>
          <style:tab-stop style:position="6.297cm"/>
          <style:tab-stop style:position="7.557cm"/>
          <style:tab-stop style:position="8.816cm"/>
          <style:tab-stop style:position="10.075cm"/>
          <style:tab-stop style:position="11.43cm"/>
          <style:tab-stop style:position="12.7cm"/>
          <style:tab-stop style:position="13.97cm"/>
          <style:tab-stop style:position="15.24cm"/>
          <style:tab-stop style:position="16.51cm"/>
        </style:tab-stops>
      </style:paragraph-properties>
      <style:text-properties fo:color="#0000ff"/>
    </style:style>
    <style:style style:name="P17" style:family="paragraph" style:parent-style-name="Standard">
      <style:paragraph-properties>
        <style:tab-stops>
          <style:tab-stop style:position="-2.54cm"/>
          <style:tab-stop style:position="-1.27cm"/>
          <style:tab-stop style:position="0cm"/>
          <style:tab-stop style:position="0.635cm"/>
          <style:tab-stop style:position="0.755cm"/>
          <style:tab-stop style:position="1.259cm"/>
          <style:tab-stop style:position="2.519cm"/>
          <style:tab-stop style:position="3.778cm"/>
          <style:tab-stop style:position="5.038cm"/>
          <style:tab-stop style:position="6.297cm"/>
          <style:tab-stop style:position="7.557cm"/>
          <style:tab-stop style:position="8.816cm"/>
          <style:tab-stop style:position="10.075cm"/>
          <style:tab-stop style:position="11.43cm"/>
          <style:tab-stop style:position="12.7cm"/>
          <style:tab-stop style:position="13.97cm"/>
          <style:tab-stop style:position="15.24cm"/>
          <style:tab-stop style:position="16.51cm"/>
        </style:tab-stops>
      </style:paragraph-properties>
      <style:text-properties fo:color="#0000ff" fo:font-style="italic" style:font-style-asian="italic" style:font-style-complex="italic"/>
    </style:style>
    <style:style style:name="P18" style:family="paragraph" style:parent-style-name="Standard">
      <style:text-properties fo:color="#0000ff" style:font-name="Arial" fo:font-size="10pt" fo:font-style="italic" style:font-name-asian="Arial" style:font-size-asian="10pt" style:font-style-asian="italic" style:font-name-complex="Arial"/>
    </style:style>
    <style:style style:name="P19" style:family="paragraph" style:parent-style-name="Standard">
      <style:text-properties style:font-name="Arial" style:font-name-complex="Arial"/>
    </style:style>
    <style:style style:name="P20" style:family="paragraph" style:parent-style-name="Standard">
      <style:text-properties style:font-name="Arial" fo:font-size="10pt" fo:font-style="italic" style:font-size-asian="10pt" style:font-style-asian="italic" style:font-name-complex="Arial" style:font-style-complex="italic"/>
    </style:style>
    <style:style style:name="P21" style:family="paragraph" style:parent-style-name="Standard">
      <style:paragraph-properties>
        <style:tab-stops>
          <style:tab-stop style:position="-2.54cm"/>
          <style:tab-stop style:position="-1.27cm"/>
          <style:tab-stop style:position="0cm"/>
          <style:tab-stop style:position="0.635cm"/>
          <style:tab-stop style:position="0.755cm"/>
          <style:tab-stop style:position="1.259cm"/>
          <style:tab-stop style:position="2.519cm"/>
          <style:tab-stop style:position="3.778cm"/>
          <style:tab-stop style:position="5.038cm"/>
          <style:tab-stop style:position="6.297cm"/>
          <style:tab-stop style:position="7.557cm"/>
          <style:tab-stop style:position="8.816cm"/>
          <style:tab-stop style:position="10.075cm"/>
          <style:tab-stop style:position="11.43cm"/>
          <style:tab-stop style:position="12.7cm"/>
          <style:tab-stop style:position="13.97cm"/>
          <style:tab-stop style:position="15.24cm"/>
          <style:tab-stop style:position="16.51cm"/>
        </style:tab-stops>
      </style:paragraph-properties>
      <style:text-properties fo:font-style="italic" style:font-style-asian="italic" style:font-style-complex="italic"/>
    </style:style>
    <style:style style:name="P22" style:family="paragraph" style:parent-style-name="Standard">
      <style:text-properties style:font-name="Times New Roman" style:font-name-complex="Arial"/>
    </style:style>
    <style:style style:name="P23" style:family="paragraph" style:parent-style-name="Standard">
      <style:paragraph-properties>
        <style:tab-stops>
          <style:tab-stop style:position="-2.54cm"/>
          <style:tab-stop style:position="-1.27cm"/>
          <style:tab-stop style:position="0cm"/>
          <style:tab-stop style:position="0.635cm"/>
          <style:tab-stop style:position="0.755cm"/>
          <style:tab-stop style:position="1.259cm"/>
          <style:tab-stop style:position="2.519cm"/>
          <style:tab-stop style:position="3.778cm"/>
          <style:tab-stop style:position="5.038cm"/>
          <style:tab-stop style:position="6.297cm"/>
          <style:tab-stop style:position="7.557cm"/>
          <style:tab-stop style:position="8.816cm"/>
          <style:tab-stop style:position="10.075cm"/>
          <style:tab-stop style:position="11.43cm"/>
          <style:tab-stop style:position="12.7cm"/>
          <style:tab-stop style:position="13.97cm"/>
          <style:tab-stop style:position="15.24cm"/>
          <style:tab-stop style:position="16.51cm"/>
        </style:tab-stops>
      </style:paragraph-properties>
      <style:text-properties style:font-name="Times New Roman" fo:font-style="normal" style:font-style-asian="normal" style:font-style-complex="normal"/>
    </style:style>
    <style:style style:name="P24" style:family="paragraph" style:parent-style-name="Standard">
      <style:text-properties style:font-name="Times New Roman" fo:font-weight="bold" style:font-weight-asian="bold" style:font-weight-complex="bold"/>
    </style:style>
    <style:style style:name="P25" style:family="paragraph" style:parent-style-name="Standard">
      <style:paragraph-properties>
        <style:tab-stops>
          <style:tab-stop style:position="-2.54cm"/>
          <style:tab-stop style:position="-1.27cm"/>
          <style:tab-stop style:position="0cm"/>
          <style:tab-stop style:position="0.635cm"/>
          <style:tab-stop style:position="0.755cm"/>
          <style:tab-stop style:position="1.259cm"/>
          <style:tab-stop style:position="2.519cm"/>
          <style:tab-stop style:position="3.778cm"/>
          <style:tab-stop style:position="5.038cm"/>
          <style:tab-stop style:position="6.297cm"/>
          <style:tab-stop style:position="7.557cm"/>
          <style:tab-stop style:position="8.816cm"/>
          <style:tab-stop style:position="10.075cm"/>
          <style:tab-stop style:position="11.43cm"/>
          <style:tab-stop style:position="12.7cm"/>
          <style:tab-stop style:position="13.97cm"/>
          <style:tab-stop style:position="15.24cm"/>
          <style:tab-stop style:position="16.51cm"/>
        </style:tab-stops>
      </style:paragraph-properties>
    </style:style>
    <style:style style:name="P26" style:family="paragraph" style:parent-style-name="Standard">
      <style:paragraph-properties fo:margin-left="0.953cm" fo:margin-right="0cm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635cm"/>
          <style:tab-stop style:position="0.755cm"/>
          <style:tab-stop style:position="1.259cm"/>
          <style:tab-stop style:position="2.519cm"/>
          <style:tab-stop style:position="3.778cm"/>
          <style:tab-stop style:position="5.038cm"/>
          <style:tab-stop style:position="6.297cm"/>
          <style:tab-stop style:position="7.557cm"/>
          <style:tab-stop style:position="8.816cm"/>
          <style:tab-stop style:position="10.075cm"/>
          <style:tab-stop style:position="11.43cm"/>
          <style:tab-stop style:position="12.7cm"/>
          <style:tab-stop style:position="13.97cm"/>
          <style:tab-stop style:position="15.24cm"/>
          <style:tab-stop style:position="16.51cm"/>
        </style:tab-stops>
      </style:paragraph-properties>
      <style:text-properties fo:color="#0000ff" fo:font-style="italic" style:font-style-asian="italic" style:font-style-complex="italic"/>
    </style:style>
    <style:style style:name="P27" style:family="paragraph" style:parent-style-name="Text_20_body">
      <style:paragraph-properties>
        <style:tab-stops>
          <style:tab-stop style:position="-2.54cm"/>
          <style:tab-stop style:position="-1.27cm"/>
          <style:tab-stop style:position="0cm"/>
          <style:tab-stop style:position="0.635cm"/>
          <style:tab-stop style:position="0.755cm"/>
          <style:tab-stop style:position="1.259cm"/>
          <style:tab-stop style:position="2.519cm"/>
          <style:tab-stop style:position="3.778cm"/>
          <style:tab-stop style:position="5.038cm"/>
          <style:tab-stop style:position="6.297cm"/>
          <style:tab-stop style:position="7.557cm"/>
          <style:tab-stop style:position="8.816cm"/>
          <style:tab-stop style:position="10.075cm"/>
          <style:tab-stop style:position="11.43cm"/>
          <style:tab-stop style:position="12.7cm"/>
          <style:tab-stop style:position="13.97cm"/>
          <style:tab-stop style:position="15.24cm"/>
          <style:tab-stop style:position="16.51cm"/>
        </style:tab-stops>
      </style:paragraph-properties>
    </style:style>
    <style:style style:name="P28" style:family="paragraph" style:parent-style-name="Text_20_body">
      <style:paragraph-properties>
        <style:tab-stops>
          <style:tab-stop style:position="-2.54cm"/>
          <style:tab-stop style:position="-1.27cm"/>
          <style:tab-stop style:position="0cm"/>
          <style:tab-stop style:position="0.635cm"/>
          <style:tab-stop style:position="0.755cm"/>
          <style:tab-stop style:position="1.259cm"/>
          <style:tab-stop style:position="2.519cm"/>
          <style:tab-stop style:position="3.778cm"/>
          <style:tab-stop style:position="5.038cm"/>
          <style:tab-stop style:position="6.297cm"/>
          <style:tab-stop style:position="7.557cm"/>
          <style:tab-stop style:position="8.816cm"/>
          <style:tab-stop style:position="10.075cm"/>
          <style:tab-stop style:position="11.43cm"/>
          <style:tab-stop style:position="12.7cm"/>
          <style:tab-stop style:position="13.97cm"/>
          <style:tab-stop style:position="15.24cm"/>
          <style:tab-stop style:position="16.51cm"/>
        </style:tab-stops>
      </style:paragraph-properties>
      <style:text-properties style:font-style-complex="italic"/>
    </style:style>
    <style:style style:name="P29" style:family="paragraph" style:parent-style-name="Text_20_body">
      <style:paragraph-properties>
        <style:tab-stops>
          <style:tab-stop style:position="-2.54cm"/>
          <style:tab-stop style:position="-1.27cm"/>
          <style:tab-stop style:position="0cm"/>
          <style:tab-stop style:position="0.635cm"/>
          <style:tab-stop style:position="0.755cm"/>
          <style:tab-stop style:position="1.259cm"/>
          <style:tab-stop style:position="2.519cm"/>
          <style:tab-stop style:position="3.778cm"/>
          <style:tab-stop style:position="5.038cm"/>
          <style:tab-stop style:position="6.297cm"/>
          <style:tab-stop style:position="7.557cm"/>
          <style:tab-stop style:position="8.816cm"/>
          <style:tab-stop style:position="10.075cm"/>
          <style:tab-stop style:position="11.43cm"/>
          <style:tab-stop style:position="12.7cm"/>
          <style:tab-stop style:position="13.97cm"/>
          <style:tab-stop style:position="15.24cm"/>
          <style:tab-stop style:position="16.51cm"/>
        </style:tab-stops>
      </style:paragraph-properties>
      <style:text-properties style:font-name="Arial" style:font-name-complex="Arial"/>
    </style:style>
    <style:style style:name="P30" style:family="paragraph" style:parent-style-name="Text_20_body">
      <style:paragraph-properties>
        <style:tab-stops>
          <style:tab-stop style:position="-2.54cm"/>
          <style:tab-stop style:position="-1.27cm"/>
          <style:tab-stop style:position="0cm"/>
          <style:tab-stop style:position="0.635cm"/>
          <style:tab-stop style:position="0.755cm"/>
          <style:tab-stop style:position="1.259cm"/>
          <style:tab-stop style:position="2.519cm"/>
          <style:tab-stop style:position="3.778cm"/>
          <style:tab-stop style:position="5.038cm"/>
          <style:tab-stop style:position="6.297cm"/>
          <style:tab-stop style:position="7.557cm"/>
          <style:tab-stop style:position="8.816cm"/>
          <style:tab-stop style:position="10.075cm"/>
          <style:tab-stop style:position="11.43cm"/>
          <style:tab-stop style:position="12.7cm"/>
          <style:tab-stop style:position="13.97cm"/>
          <style:tab-stop style:position="15.24cm"/>
          <style:tab-stop style:position="16.51cm"/>
        </style:tab-stops>
      </style:paragraph-properties>
      <style:text-properties style:font-name="Times New Roman" style:font-style-complex="italic"/>
    </style:style>
    <style:style style:name="P31" style:family="paragraph" style:parent-style-name="Text_20_body">
      <style:paragraph-properties>
        <style:tab-stops>
          <style:tab-stop style:position="-2.54cm"/>
          <style:tab-stop style:position="-1.27cm"/>
          <style:tab-stop style:position="0cm"/>
          <style:tab-stop style:position="0.635cm"/>
          <style:tab-stop style:position="0.755cm"/>
          <style:tab-stop style:position="1.259cm"/>
          <style:tab-stop style:position="2.519cm"/>
          <style:tab-stop style:position="3.778cm"/>
          <style:tab-stop style:position="5.038cm"/>
          <style:tab-stop style:position="6.297cm"/>
          <style:tab-stop style:position="7.557cm"/>
          <style:tab-stop style:position="8.816cm"/>
          <style:tab-stop style:position="10.075cm"/>
          <style:tab-stop style:position="11.43cm"/>
          <style:tab-stop style:position="12.7cm"/>
          <style:tab-stop style:position="13.97cm"/>
          <style:tab-stop style:position="15.24cm"/>
          <style:tab-stop style:position="16.51cm"/>
        </style:tab-stops>
      </style:paragraph-properties>
      <style:text-properties style:font-name="Times New Roman" style:font-name-complex="Arial"/>
    </style:style>
    <style:style style:name="P32" style:family="paragraph" style:parent-style-name="No_20_Spacing">
      <style:paragraph-properties fo:text-align="justify" style:justify-single-word="false"/>
    </style:style>
    <style:style style:name="P33" style:family="paragraph" style:parent-style-name="No_20_Spacing">
      <style:paragraph-properties fo:text-align="end" style:justify-single-word="false"/>
    </style:style>
    <style:style style:name="P34" style:family="paragraph" style:parent-style-name="No_20_Spacing">
      <style:paragraph-properties fo:text-align="end" style:justify-single-word="false"/>
      <style:text-properties style:font-name="Arial" fo:font-size="16pt" fo:font-weight="bold" style:font-size-asian="16pt" style:font-weight-asian="bold" style:font-name-complex="Arial" style:font-size-complex="16pt"/>
    </style:style>
    <style:style style:name="P35" style:family="paragraph" style:parent-style-name="No_20_Spacing">
      <style:paragraph-properties fo:text-align="end" style:justify-single-word="false"/>
      <style:text-properties style:font-name="Arial" fo:font-size="18pt" fo:font-weight="bold" fo:background-color="#cccccc" style:font-size-asian="18pt" style:font-weight-asian="bold" style:font-name-complex="Arial" style:font-size-complex="18pt"/>
    </style:style>
    <style:style style:name="P36" style:family="paragraph" style:parent-style-name="No_20_Spacing">
      <style:paragraph-properties fo:text-align="end" style:justify-single-word="false"/>
      <style:text-properties fo:background-color="#cccccc"/>
    </style:style>
    <style:style style:name="P37" style:family="paragraph" style:parent-style-name="No_20_Spacing">
      <style:paragraph-properties fo:text-align="justify" style:justify-single-word="false"/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38" style:family="paragraph" style:parent-style-name="No_20_Spacing">
      <style:paragraph-properties fo:text-align="justify" style:justify-single-word="false"/>
      <style:text-properties style:font-name="Times New Roman" fo:font-size="16pt" fo:font-weight="normal" style:font-size-asian="16pt" style:font-weight-asian="normal" style:font-name-complex="Times New Roman" style:font-size-complex="16pt" style:font-weight-complex="normal"/>
    </style:style>
    <style:style style:name="P39" style:family="paragraph" style:parent-style-name="No_20_Spacing">
      <style:paragraph-properties fo:text-align="justify" style:justify-single-word="false"/>
      <style:text-properties style:font-name="Times New Roman" fo:font-size="15pt" fo:font-weight="bold" style:font-size-asian="15pt" style:font-weight-asian="bold" style:font-name-complex="Times New Roman" style:font-size-complex="15pt"/>
    </style:style>
    <style:style style:name="P40" style:family="paragraph" style:parent-style-name="No_20_Spacing">
      <style:paragraph-properties fo:text-align="justify" style:justify-single-word="false"/>
      <style:text-properties style:font-name="Times New Roman" fo:font-size="15pt" fo:font-weight="bold" style:font-size-asian="15pt" style:font-weight-asian="bold" style:font-name-complex="Times New Roman" style:font-size-complex="15pt" style:font-weight-complex="normal"/>
    </style:style>
    <style:style style:name="P41" style:family="paragraph" style:parent-style-name="No_20_Spacing">
      <style:paragraph-properties fo:text-align="justify" style:justify-single-word="false"/>
      <style:text-properties fo:color="#000000" style:font-name="Arial" fo:font-weight="bold" style:font-weight-asian="bold" style:font-name-complex="Arial"/>
    </style:style>
    <style:style style:name="P42" style:family="paragraph" style:parent-style-name="No_20_Spacing">
      <style:paragraph-properties fo:text-align="end" style:justify-single-word="false" fo:background-color="transparent">
        <style:background-image/>
      </style:paragraph-properties>
      <style:text-properties fo:color="#0099ff" style:font-name="Arial" fo:font-size="24pt" fo:font-weight="bold" fo:background-color="#cccccc" style:font-size-asian="24pt" style:font-weight-asian="bold" style:font-name-complex="Arial" style:font-size-complex="24pt"/>
    </style:style>
    <style:style style:name="P43" style:family="paragraph" style:parent-style-name="No_20_Spacing">
      <style:paragraph-properties fo:text-align="end" style:justify-single-word="false" fo:background-color="transparent">
        <style:background-image/>
      </style:paragraph-properties>
      <style:text-properties fo:color="#0099ff" style:font-name="Arial" fo:font-size="24pt" fo:background-color="#cccccc" style:font-size-asian="24pt" style:font-name-complex="Arial" style:font-size-complex="24pt"/>
    </style:style>
    <style:style style:name="P44" style:family="paragraph" style:parent-style-name="No_20_Spacing">
      <style:paragraph-properties fo:text-align="end" style:justify-single-word="false" fo:background-color="transparent">
        <style:background-image/>
      </style:paragraph-properties>
      <style:text-properties fo:color="#000000" style:font-name="Arial" fo:font-size="15pt" fo:font-style="italic" fo:font-weight="bold" fo:background-color="#cccccc" style:font-size-asian="15pt" style:font-style-asian="italic" style:font-weight-asian="bold" style:font-name-complex="Arial" style:font-size-complex="15pt" style:font-style-complex="italic"/>
    </style:style>
    <style:style style:name="P45" style:family="paragraph" style:parent-style-name="No_20_Spacing">
      <style:paragraph-properties fo:text-align="end" style:justify-single-word="false" fo:background-color="transparent">
        <style:background-image/>
      </style:paragraph-properties>
      <style:text-properties fo:color="#000000" style:font-name="Arial" fo:font-size="15pt" fo:font-style="italic" fo:background-color="#cccccc" style:font-size-asian="15pt" style:font-style-asian="italic" style:font-name-complex="Arial" style:font-size-complex="15pt" style:font-style-complex="italic"/>
    </style:style>
    <style:style style:name="P46" style:family="paragraph" style:parent-style-name="Contents_20_2">
      <style:paragraph-properties>
        <style:tab-stops>
          <style:tab-stop style:position="0.635cm"/>
        </style:tab-stops>
      </style:paragraph-properties>
      <style:text-properties fo:font-variant="normal" fo:text-transform="none" style:font-name="Times New Roman" fo:font-size="11pt" fo:font-weight="bold" style:font-size-asian="11pt" style:font-weight-asian="bold" style:font-name-complex="Arial" style:font-size-complex="11pt" style:font-weight-complex="bold"/>
    </style:style>
    <style:style style:name="P47" style:family="paragraph" style:parent-style-name="Contents_20_2">
      <style:paragraph-properties>
        <style:tab-stops>
          <style:tab-stop style:position="0.635cm"/>
        </style:tab-stops>
      </style:paragraph-properties>
      <style:text-properties fo:font-variant="normal" fo:text-transform="none" style:font-name="Times New Roman" fo:font-size="11pt" style:font-size-asian="11pt" style:font-name-complex="Arial" style:font-size-complex="11pt"/>
    </style:style>
    <style:style style:name="P48" style:family="paragraph" style:parent-style-name="Body_20_Text_20_2">
      <style:text-properties fo:font-style="italic" style:font-style-asian="italic" style:font-style-complex="italic"/>
    </style:style>
    <style:style style:name="P49" style:family="paragraph" style:parent-style-name="Body_20_Text_20_2">
      <style:text-properties fo:font-style="italic" style:font-name-asian="Calibri" style:font-style-asian="italic" style:font-name-complex="Calibri" style:font-style-complex="italic"/>
    </style:style>
    <style:style style:name="P50" style:family="paragraph" style:parent-style-name="Body_20_Text_20_2">
      <style:text-properties fo:color="#000000" style:font-name="Times New Roman" fo:font-style="normal" style:font-name-asian="Calibri" style:font-style-asian="normal" style:font-name-complex="Calibri" style:font-style-complex="normal"/>
    </style:style>
    <style:style style:name="P51" style:family="paragraph" style:parent-style-name="Body_20_Text_20_2">
      <style:text-properties style:font-name="Arial" fo:font-style="italic" style:font-style-asian="italic" style:font-name-complex="Arial"/>
    </style:style>
    <style:style style:name="P52" style:family="paragraph" style:parent-style-name="Standard" style:list-style-name="L1">
      <style:text-properties style:font-name="Times New Roman" fo:font-size="11pt" style:font-size-asian="11pt" style:font-name-complex="Arial" style:font-size-complex="11pt"/>
    </style:style>
    <style:style style:name="P53" style:family="paragraph" style:parent-style-name="Standard" style:list-style-name="L4">
      <style:text-properties style:font-name="Times New Roman" fo:font-size="11pt" style:font-size-asian="11pt" style:font-name-complex="Arial" style:font-size-complex="11pt"/>
    </style:style>
    <style:style style:name="P54" style:family="paragraph" style:parent-style-name="Standard">
      <style:text-properties style:font-name="Times New Roman" style:font-name-asian="Calibri" style:font-name-complex="Calibri"/>
    </style:style>
    <style:style style:name="P55" style:family="paragraph" style:parent-style-name="Standard" style:list-style-name="L3">
      <style:text-properties style:font-name="Times New Roman" style:font-name-complex="Arial"/>
    </style:style>
    <style:style style:name="P56" style:family="paragraph" style:parent-style-name="Standard" style:list-style-name="L6">
      <style:text-properties style:font-name="Times New Roman" fo:font-weight="normal" style:font-weight-asian="normal" style:font-weight-complex="normal"/>
    </style:style>
    <style:style style:name="P57" style:family="paragraph" style:parent-style-name="Standard" style:list-style-name="L6">
      <style:text-properties style:font-name="Times New Roman" fo:background-color="#99ccff" style:font-name-complex="Times New Roman"/>
    </style:style>
    <style:style style:name="P58" style:family="paragraph" style:parent-style-name="Standard" style:list-style-name="WW8Num4">
      <style:text-properties fo:color="#0000ff" fo:font-style="italic" style:font-style-asian="italic" style:font-style-complex="italic"/>
    </style:style>
    <style:style style:name="P59" style:family="paragraph" style:parent-style-name="Standard" style:list-style-name="WW8Num2">
      <style:paragraph-properties>
        <style:tab-stops>
          <style:tab-stop style:position="-2.54cm"/>
          <style:tab-stop style:position="-1.27cm"/>
          <style:tab-stop style:position="0cm"/>
          <style:tab-stop style:position="0.635cm"/>
          <style:tab-stop style:position="0.755cm"/>
          <style:tab-stop style:position="1.259cm"/>
          <style:tab-stop style:position="3.778cm"/>
          <style:tab-stop style:position="5.038cm"/>
          <style:tab-stop style:position="6.297cm"/>
          <style:tab-stop style:position="7.557cm"/>
          <style:tab-stop style:position="8.816cm"/>
          <style:tab-stop style:position="10.075cm"/>
          <style:tab-stop style:position="11.43cm"/>
          <style:tab-stop style:position="12.7cm"/>
          <style:tab-stop style:position="13.97cm"/>
          <style:tab-stop style:position="15.24cm"/>
          <style:tab-stop style:position="16.51cm"/>
        </style:tab-stops>
      </style:paragraph-properties>
      <style:text-properties fo:color="#0000ff" fo:font-style="italic" style:font-style-asian="italic" style:font-style-complex="italic"/>
    </style:style>
    <style:style style:name="P60" style:family="paragraph" style:parent-style-name="Standard" style:list-style-name="L5">
      <style:paragraph-properties>
        <style:tab-stops>
          <style:tab-stop style:position="0.635cm"/>
        </style:tab-stops>
      </style:paragraph-properties>
      <style:text-properties fo:font-variant="normal" fo:text-transform="none" style:font-name="Times New Roman" fo:font-size="11pt" fo:font-weight="normal" style:font-size-asian="11pt" style:font-weight-asian="normal" style:font-name-complex="Arial" style:font-size-complex="11pt" style:font-weight-complex="normal"/>
    </style:style>
    <style:style style:name="P61" style:family="paragraph" style:parent-style-name="Text_20_body" style:list-style-name="WW8Num6">
      <style:paragraph-properties>
        <style:tab-stops>
          <style:tab-stop style:position="-2.54cm"/>
          <style:tab-stop style:position="-1.27cm"/>
          <style:tab-stop style:position="0cm"/>
          <style:tab-stop style:position="0.635cm"/>
          <style:tab-stop style:position="0.755cm"/>
          <style:tab-stop style:position="1.259cm"/>
          <style:tab-stop style:position="2.519cm"/>
          <style:tab-stop style:position="3.778cm"/>
          <style:tab-stop style:position="5.038cm"/>
          <style:tab-stop style:position="6.297cm"/>
          <style:tab-stop style:position="7.557cm"/>
          <style:tab-stop style:position="8.816cm"/>
          <style:tab-stop style:position="10.075cm"/>
          <style:tab-stop style:position="11.43cm"/>
          <style:tab-stop style:position="12.7cm"/>
          <style:tab-stop style:position="13.97cm"/>
          <style:tab-stop style:position="15.24cm"/>
          <style:tab-stop style:position="16.51cm"/>
        </style:tab-stops>
      </style:paragraph-properties>
      <style:text-properties style:font-name="Times New Roman" style:font-style-complex="italic"/>
    </style:style>
    <style:style style:name="P62" style:family="paragraph" style:parent-style-name="Heading_20_2">
      <style:text-properties style:font-name="Arial" style:font-name-complex="Arial"/>
    </style:style>
    <style:style style:name="P63" style:family="paragraph" style:parent-style-name="Heading_20_1">
      <style:text-properties style:font-name="Arial" fo:background-color="#99ccff" style:font-name-complex="Arial"/>
    </style:style>
    <style:style style:name="P64" style:family="paragraph" style:parent-style-name="No_20_Spacing" style:master-page-name="Standard">
      <style:paragraph-properties fo:text-align="justify" style:justify-single-word="false" style:page-number="auto"/>
    </style:style>
    <style:style style:name="P65" style:family="paragraph" style:parent-style-name="_5f_" style:list-style-name="WW8Num5">
      <style:paragraph-properties fo:orphans="2" fo:widows="2">
        <style:tab-stops>
          <style:tab-stop style:position="-2.54cm"/>
          <style:tab-stop style:position="-1.27cm"/>
          <style:tab-stop style:position="0cm"/>
          <style:tab-stop style:position="0.755cm"/>
          <style:tab-stop style:position="1.259cm"/>
          <style:tab-stop style:position="2.519cm"/>
          <style:tab-stop style:position="3.778cm"/>
          <style:tab-stop style:position="5.038cm"/>
          <style:tab-stop style:position="6.297cm"/>
          <style:tab-stop style:position="7.557cm"/>
          <style:tab-stop style:position="8.816cm"/>
          <style:tab-stop style:position="10.075cm"/>
          <style:tab-stop style:position="11.43cm"/>
          <style:tab-stop style:position="12.7cm"/>
          <style:tab-stop style:position="13.97cm"/>
          <style:tab-stop style:position="15.24cm"/>
          <style:tab-stop style:position="16.51cm"/>
        </style:tab-stops>
      </style:paragraph-properties>
      <style:text-properties fo:color="#0000ff" fo:font-size="12pt" fo:font-style="italic" style:font-size-asian="12pt" style:font-style-asian="italic" style:font-style-complex="italic"/>
    </style:style>
    <style:style style:name="P66" style:family="paragraph" style:parent-style-name="_5f_" style:list-style-name="WW8Num2">
      <style:paragraph-properties fo:orphans="2" fo:widows="2">
        <style:tab-stops>
          <style:tab-stop style:position="-2.54cm"/>
          <style:tab-stop style:position="-1.27cm"/>
          <style:tab-stop style:position="0cm"/>
          <style:tab-stop style:position="0.755cm"/>
          <style:tab-stop style:position="1.259cm"/>
          <style:tab-stop style:position="2.519cm"/>
          <style:tab-stop style:position="3.778cm"/>
          <style:tab-stop style:position="5.038cm"/>
          <style:tab-stop style:position="6.297cm"/>
          <style:tab-stop style:position="7.557cm"/>
          <style:tab-stop style:position="8.816cm"/>
          <style:tab-stop style:position="10.075cm"/>
          <style:tab-stop style:position="11.43cm"/>
          <style:tab-stop style:position="12.7cm"/>
          <style:tab-stop style:position="13.97cm"/>
          <style:tab-stop style:position="15.24cm"/>
          <style:tab-stop style:position="16.51cm"/>
        </style:tab-stops>
      </style:paragraph-properties>
      <style:text-properties fo:color="#0000ff" fo:font-size="12pt" fo:font-style="italic" style:font-size-asian="12pt" style:font-style-asian="italic" style:font-style-complex="italic"/>
    </style:style>
    <style:style style:name="P67" style:family="paragraph" style:parent-style-name="_5f_" style:list-style-name="WW8Num2">
      <style:paragraph-properties fo:orphans="2" fo:widows="2">
        <style:tab-stops>
          <style:tab-stop style:position="-2.54cm"/>
          <style:tab-stop style:position="-1.27cm"/>
          <style:tab-stop style:position="0cm"/>
          <style:tab-stop style:position="0.755cm"/>
          <style:tab-stop style:position="1.259cm"/>
          <style:tab-stop style:position="3.778cm"/>
          <style:tab-stop style:position="5.038cm"/>
          <style:tab-stop style:position="6.297cm"/>
          <style:tab-stop style:position="7.557cm"/>
          <style:tab-stop style:position="8.816cm"/>
          <style:tab-stop style:position="10.075cm"/>
          <style:tab-stop style:position="11.43cm"/>
          <style:tab-stop style:position="12.7cm"/>
          <style:tab-stop style:position="13.97cm"/>
          <style:tab-stop style:position="15.24cm"/>
          <style:tab-stop style:position="16.51cm"/>
        </style:tab-stops>
      </style:paragraph-properties>
      <style:text-properties fo:color="#0000ff" fo:font-size="12pt" fo:font-style="italic" style:font-size-asian="12pt" style:font-style-asian="italic" style:font-style-complex="italic"/>
    </style:style>
    <style:style style:name="P68" style:family="paragraph" style:parent-style-name="_5f_" style:list-style-name="WW8Num2">
      <style:paragraph-properties fo:margin-top="0cm" fo:margin-bottom="0.353cm" fo:text-align="center" style:justify-single-word="false" fo:orphans="2" fo:widows="2" fo:background-color="#cccccc">
        <style:tab-stops>
          <style:tab-stop style:position="-2.54cm"/>
          <style:tab-stop style:position="-1.27cm"/>
          <style:tab-stop style:position="0cm"/>
          <style:tab-stop style:position="0.755cm"/>
          <style:tab-stop style:position="1.259cm"/>
          <style:tab-stop style:position="3.778cm"/>
          <style:tab-stop style:position="5.038cm"/>
          <style:tab-stop style:position="6.297cm"/>
          <style:tab-stop style:position="7.557cm"/>
          <style:tab-stop style:position="8.816cm"/>
          <style:tab-stop style:position="10.075cm"/>
          <style:tab-stop style:position="11.43cm"/>
          <style:tab-stop style:position="12.7cm"/>
          <style:tab-stop style:position="13.97cm"/>
          <style:tab-stop style:position="15.24cm"/>
          <style:tab-stop style:position="16.51cm"/>
        </style:tab-stops>
        <style:background-image/>
      </style:paragraph-properties>
    </style:style>
    <style:style style:name="P69" style:family="paragraph" style:parent-style-name="Body_20_Text_20_2" style:list-style-name="L2">
      <style:text-properties fo:color="#000000" style:font-name="Times New Roman" fo:font-style="normal" style:font-name-asian="Calibri" style:font-style-asian="normal" style:font-name-complex="Calibri" style:font-style-complex="normal"/>
    </style:style>
    <style:style style:name="P70" style:family="paragraph" style:parent-style-name="Body_20_Text_20_2">
      <style:text-properties fo:font-style="italic" style:font-name-asian="Calibri" style:font-style-asian="italic" style:font-name-complex="Calibri" style:font-style-complex="italic"/>
    </style:style>
    <style:style style:name="P71" style:family="paragraph">
      <style:paragraph-properties fo:text-align="center" style:writing-mode="lr-tb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name-asian="Arial" style:font-size-asian="10pt" style:font-name-complex="Arial"/>
    </style:style>
    <style:style style:name="T3" style:family="text">
      <style:text-properties style:font-name="Arial" fo:font-size="18pt" fo:font-weight="bold" fo:background-color="#cccccc" style:font-size-asian="18pt" style:font-weight-asian="bold" style:font-name-complex="Arial" style:font-size-complex="18pt"/>
    </style:style>
    <style:style style:name="T4" style:family="text">
      <style:text-properties style:font-name="Arial" fo:font-size="18pt" fo:font-weight="bold" fo:background-color="#cccccc" style:font-name-asian="Arial" style:font-size-asian="18pt" style:font-weight-asian="bold" style:font-name-complex="Arial" style:font-size-complex="18pt"/>
    </style:style>
    <style:style style:name="T5" style:family="text">
      <style:text-properties style:font-name="Arial" fo:background-color="#99ccff" style:font-name-complex="Arial"/>
    </style:style>
    <style:style style:name="T6" style:family="text">
      <style:text-properties style:font-name="Arial" fo:background-color="#99ccff" style:font-name-asian="Arial" style:font-name-complex="Arial"/>
    </style:style>
    <style:style style:name="T7" style:family="text">
      <style:text-properties style:font-name="Arial" style:font-name-asian="Arial" style:font-name-complex="Arial"/>
    </style:style>
    <style:style style:name="T8" style:family="text">
      <style:text-properties style:font-name="Arial" style:font-name-complex="Arial"/>
    </style:style>
    <style:style style:name="T9" style:family="text">
      <style:text-properties style:font-name="Arial" fo:font-style="normal" style:font-style-asian="normal" style:font-name-complex="Arial" style:font-style-complex="normal"/>
    </style:style>
    <style:style style:name="T10" style:family="text">
      <style:text-properties style:font-name="Arial" fo:font-style="normal" style:font-name-asian="Arial" style:font-style-asian="normal" style:font-name-complex="Arial" style:font-style-complex="normal"/>
    </style:style>
    <style:style style:name="T11" style:family="text">
      <style:text-properties style:font-name-asian="Arial"/>
    </style:style>
    <style:style style:name="T12" style:family="text">
      <style:text-properties fo:color="#000000" style:font-name="Arial" fo:font-weight="bold" style:font-weight-asian="bold" style:font-name-complex="Arial"/>
    </style:style>
    <style:style style:name="T13" style:family="text">
      <style:text-properties fo:color="#000000" style:font-name="Arial" fo:font-weight="bold" style:font-name-asian="Arial" style:font-weight-asian="bold" style:font-name-complex="Arial"/>
    </style:style>
    <style:style style:name="T14" style:family="text">
      <style:text-properties fo:color="#000000" style:font-name="Arial" fo:font-size="11pt" fo:font-weight="bold" style:font-size-asian="11pt" style:font-weight-asian="bold" style:font-name-complex="Arial"/>
    </style:style>
    <style:style style:name="T15" style:family="text">
      <style:text-properties fo:color="#000000" style:font-name="Arial" fo:font-size="11pt" fo:font-weight="bold" style:font-name-asian="Arial" style:font-size-asian="11pt" style:font-weight-asian="bold" style:font-name-complex="Arial"/>
    </style:style>
    <style:style style:name="T16" style:family="text">
      <style:text-properties fo:color="#000000" style:font-name="Arial" fo:font-size="10pt" fo:font-style="italic" style:font-size-asian="10pt" style:font-style-asian="italic" style:font-name-complex="Arial"/>
    </style:style>
    <style:style style:name="T17" style:family="text">
      <style:text-properties fo:color="#000000" style:font-name="Arial" fo:font-size="10pt" fo:font-style="italic" style:font-name-asian="Arial" style:font-size-asian="10pt" style:font-style-asian="italic" style:font-name-complex="Arial"/>
    </style:style>
    <style:style style:name="T18" style:family="text">
      <style:text-properties style:font-name="Times New Roman" fo:font-size="15pt" fo:font-weight="normal" style:font-size-asian="15pt" style:font-weight-asian="normal" style:font-name-complex="Times New Roman" style:font-size-complex="15pt" style:font-weight-complex="normal"/>
    </style:style>
    <style:style style:name="T19" style:family="text">
      <style:text-properties style:font-name="Times New Roman" fo:font-size="15pt" fo:font-weight="normal" style:font-name-asian="Times New Roman" style:font-size-asian="15pt" style:font-weight-asian="normal" style:font-name-complex="Times New Roman" style:font-size-complex="15pt" style:font-weight-complex="normal"/>
    </style:style>
    <style:style style:name="T20" style:family="text">
      <style:text-properties style:font-name="Times New Roman" fo:font-size="15pt" fo:font-weight="bold" style:font-name-asian="Times New Roman" style:font-size-asian="15pt" style:font-weight-asian="bold" style:font-name-complex="Times New Roman" style:font-size-complex="15pt" style:font-weight-complex="bold"/>
    </style:style>
    <style:style style:name="T21" style:family="text">
      <style:text-properties style:font-name="Times New Roman" fo:background-color="#99ccff" style:font-name-complex="Times New Roman"/>
    </style:style>
    <style:style style:name="T22" style:family="text">
      <style:text-properties style:font-name="Times New Roman" fo:background-color="#99ccff" style:font-name-asian="Times New Roman" style:font-name-complex="Times New Roman"/>
    </style:style>
    <style:style style:name="T23" style:family="text">
      <style:text-properties style:font-name-asian="Times New Roman"/>
    </style:style>
    <style:style style:name="T24" style:family="text">
      <style:text-properties style:text-position="0% 100%" style:font-name="Times New Roman" fo:font-size="15pt" fo:font-weight="bold" style:font-name-asian="Times New Roman" style:font-size-asian="15pt" style:font-weight-asian="bold" style:font-name-complex="Times New Roman" style:font-size-complex="15pt" style:font-weight-complex="bold"/>
    </style:style>
    <style:style style:name="T25" style:family="text">
      <style:text-properties style:text-position="0% 100%" style:font-name="Times New Roman" fo:font-size="15pt" fo:font-weight="normal" style:font-name-asian="Times New Roman" style:font-size-asian="15pt" style:font-weight-asian="normal" style:font-name-complex="Times New Roman" style:font-size-complex="15pt" style:font-weight-complex="normal"/>
    </style:style>
    <style:style style:name="T26" style:family="text">
      <style:text-properties style:text-position="0% 100%" style:font-name="Times New Roman" fo:font-size="16pt" fo:background-color="#99ccff" style:font-name-asian="Arial" style:font-size-asian="14pt" style:font-name-complex="Times New Roman" style:font-size-complex="16pt"/>
    </style:style>
    <style:style style:name="T27" style:family="text">
      <style:text-properties style:font-name-asian="Calibri" style:font-name-complex="Calibri"/>
    </style:style>
    <style:style style:name="T28" style:family="text">
      <style:text-properties fo:color="#0000ff" fo:font-style="italic" style:font-style-asian="italic" style:font-style-complex="italic"/>
    </style:style>
    <style:style style:name="T29" style:family="text">
      <style:text-properties fo:color="#0000ff" fo:font-style="italic" style:font-name-asian="Calibri" style:font-style-asian="italic" style:font-name-complex="Calibri" style:font-style-complex="italic"/>
    </style:style>
    <style:style style:name="T30" style:family="text">
      <style:text-properties fo:color="#0000ff" style:font-name="Arial" fo:font-size="16pt" fo:font-style="italic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T31" style:family="text">
      <style:text-properties fo:color="#0000ff" style:font-name="Arial" fo:font-size="16pt" fo:font-style="italic" fo:font-weight="bold" style:font-name-asian="Arial" style:font-size-asian="16pt" style:font-style-asian="italic" style:font-weight-asian="bold" style:font-name-complex="Arial" style:font-size-complex="16pt" style:font-style-complex="italic" style:font-weight-complex="bold"/>
    </style:style>
    <style:style style:name="T32" style:family="text">
      <style:text-properties fo:color="#0000ff" style:font-name="WP TypographicSymbols" fo:font-style="italic" style:font-style-asian="italic" style:font-name-complex="WP TypographicSymbols" style:font-style-complex="italic"/>
    </style:style>
    <style:style style:name="T33" style:family="text">
      <style:text-properties style:text-position="sub 80%" style:font-name="Times New Roman" fo:background-color="#99ccff" style:font-name-asian="Times New Roman" style:font-name-complex="Times New Roman"/>
    </style:style>
    <style:style style:name="T34" style:family="text">
      <style:text-properties style:text-position="sub 80%" style:font-name="Times New Roman" fo:font-size="16pt" fo:background-color="#99ccff" style:font-name-asian="Arial" style:font-size-asian="14pt" style:font-name-complex="Times New Roman" style:font-size-complex="16pt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99ccff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/>
      <text:p text:style-name="P35"/>
      <text:p text:style-name="P33"><text:span text:style-name="T3">Persistent</text:span><text:span text:style-name="T4"> </text:span><text:span text:style-name="T3">Systems</text:span><text:span text:style-name="T4"> </text:span><text:span text:style-name="T3">Limited,</text:span><text:span text:style-name="T4"> </text:span><text:span text:style-name="T3">Pune</text:span></text:p>
      <text:p text:style-name="P34"/>
      <text:p text:style-name="P34"/>
      <text:p text:style-name="P34"/>
      <text:p text:style-name="P36"/>
      <text:p text:style-name="P33"><text:span text:style-name="T3">Job</text:span><text:span text:style-name="T4"> </text:span><text:span text:style-name="T3">Scheduling</text:span><text:span text:style-name="T4"> </text:span><text:span text:style-name="T3">in</text:span><text:span text:style-name="T4"> </text:span><text:span text:style-name="T3">Networked</text:span><text:span text:style-name="T4"> </text:span><text:span text:style-name="T3">Manufacturing</text:span><text:span text:style-name="T4"> </text:span></text:p>
      <text:p text:style-name="P33"><text:span text:style-name="T3">Using</text:span><text:span text:style-name="T4"> </text:span><text:span text:style-name="T3">Game</text:span><text:span text:style-name="T4"> </text:span><text:span text:style-name="T3">Theory</text:span><text:span text:style-name="T4"> </text:span></text:p>
      <text:p text:style-name="P42">Feasibility<text:span text:style-name="T11"> </text:span>Study<text:span text:style-name="T11"> </text:span>Report</text:p>
      <text:p text:style-name="P43"/>
      <text:p text:style-name="P44">10/2/2011</text:p>
      <text:p text:style-name="P45"/>
      <text:p text:style-name="P44">v.<text:span text:style-name="T11"> </text:span>1.0</text:p>
      <text:p text:style-name="P37"/>
      <text:p text:style-name="P37"><draw:line text:anchor-type="char" draw:z-index="0" draw:style-name="gr1" draw:text-style-name="P71" svg:x1="-0.009cm" svg:y1="0.349cm" svg:x2="16.501cm" svg:y2="0.27cm"><text:p/></draw:line></text:p>
      <text:p text:style-name="P41"/>
      <text:p text:style-name="P12"/>
      <text:p text:style-name="P13"/>
      <text:p text:style-name="P15"><text:span text:style-name="T12">Approvals</text:span><text:span text:style-name="T13"> </text:span><text:span text:style-name="T12">Signature</text:span><text:span text:style-name="T13"> </text:span><text:span text:style-name="T12">Block</text:span></text:p>
      <text:p text:style-name="P14"/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pan text:style-name="T14">Project</text:span><text:span text:style-name="T15"> </text:span><text:span text:style-name="T14">Responsibility</text:span></text:p>
          </table:table-cell>
          <table:table-cell table:style-name="Table1.A1" office:value-type="string">
            <text:p text:style-name="P7">Signature</text:p>
          </table:table-cell>
          <table:table-cell table:style-name="Table1.C1" office:value-type="string">
            <text:p text:style-name="P8">Date</text:p>
          </table:table-cell>
        </table:table-row>
        <table:table-row table:style-name="Table1.1">
          <table:table-cell table:style-name="Table1.A2" office:value-type="string">
            <text:p text:style-name="P10"><text:span text:style-name="T16">Project</text:span><text:span text:style-name="T17"> </text:span><text:span text:style-name="T16">Guide</text:span><text:span text:style-name="T17"> </text:span><text:span text:style-name="T16">(Internal)</text:span></text:p>
            <text:p text:style-name="P9">Prof.<text:span text:style-name="T11"> </text:span>A.<text:span text:style-name="T11"> </text:span>S.<text:span text:style-name="T11"> </text:span>Shingare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 table:style-name="Table1.1">
          <table:table-cell table:style-name="Table1.A3" office:value-type="string">
            <text:p text:style-name="P10"><text:span text:style-name="T16">Project</text:span><text:span text:style-name="T17"> </text:span><text:span text:style-name="T16">Guide</text:span><text:span text:style-name="T17"> </text:span><text:span text:style-name="T16">(External)</text:span></text:p>
            <text:p text:style-name="P9">Mr.<text:span text:style-name="T11"> </text:span>Jigar<text:span text:style-name="T11"> </text:span>Shah</text:p>
          </table:table-cell>
          <table:table-cell table:style-name="Table1.B3" office:value-type="string">
            <text:p text:style-name="P5"/>
          </table:table-cell>
          <table:table-cell table:style-name="Table1.C3" office:value-type="string">
            <text:p text:style-name="P5"/>
          </table:table-cell>
        </table:table-row>
        <table:table-row table:style-name="Table1.1">
          <table:table-cell table:style-name="Table1.A4" office:value-type="string">
            <text:p text:style-name="P10"><text:span text:style-name="T16">Documentation</text:span><text:span text:style-name="T17"> </text:span><text:span text:style-name="T16">Leader</text:span></text:p>
            <text:p text:style-name="P10"/>
          </table:table-cell>
          <table:table-cell table:style-name="Table1.B4" office:value-type="string">
            <text:p text:style-name="P5"/>
          </table:table-cell>
          <table:table-cell table:style-name="Table1.C4" office:value-type="string">
            <text:p text:style-name="P5"/>
          </table:table-cell>
        </table:table-row>
      </table:table>
      <text:p text:style-name="P11"/>
      <text:p text:style-name="P32"><text:soft-page-break/><text:span text:style-name="T3">TABLE</text:span><text:span text:style-name="T4"> </text:span><text:span text:style-name="T3">OF</text:span><text:span text:style-name="T4"> </text:span><text:span text:style-name="T3">CONTENTS</text:span></text:p>
      <text:p text:style-name="P37"/>
      <text:p text:style-name="P39"/>
      <text:p text:style-name="P39">1.<text:tab/>Introduction........................................................................................3</text:p>
      <text:p text:style-name="P39"/>
      <text:p text:style-name="P32"><text:span text:style-name="T18">1.1<text:tab/></text:span><text:span text:style-name="T24">Purpose</text:span><text:span text:style-name="T18">................................................................................................3</text:span></text:p>
      <text:p text:style-name="P32"><text:span text:style-name="T18">1.2</text:span><text:span text:style-name="T19"> <text:s/><text:tab/></text:span><text:span text:style-name="T20">Methodology</text:span><text:span text:style-name="T18">.......................................................................................4</text:span></text:p>
      <text:p text:style-name="P32"><text:span text:style-name="T18">1.3</text:span><text:span text:style-name="T19"> <text:s/><text:tab/></text:span><text:span text:style-name="T20">References</text:span><text:span text:style-name="T18">...........................................................................................5</text:span></text:p>
      <text:p text:style-name="P32"/>
      <text:p text:style-name="P39">2.<text:tab/>General<text:span text:style-name="T23"> </text:span>Information..........................................................................3</text:p>
      <text:p text:style-name="P39"/>
      <text:p text:style-name="P32"><text:span text:style-name="T18">2.1</text:span><text:span text:style-name="T19"> <text:s/><text:tab/></text:span><text:span text:style-name="T25">Current Systems and Processes</text:span><text:span text:style-name="T18">............................................................3</text:span></text:p>
      <text:p text:style-name="P32"><text:span text:style-name="T18">2.2</text:span><text:span text:style-name="T19"> <text:s/><text:tab/>System and Objectives</text:span><text:span text:style-name="T18">.........................................................................4</text:span></text:p>
      <text:p text:style-name="P32"><text:span text:style-name="T18">2.3</text:span><text:span text:style-name="T19"> <text:s/><text:tab/>Issues.........</text:span><text:span text:style-name="T18">...........................................................................................5</text:span></text:p>
      <text:p text:style-name="P32"><text:span text:style-name="T18">2.4</text:span><text:span text:style-name="T19"> <text:s/><text:tab/>Assumptions and Constraints</text:span><text:span text:style-name="T18">...............................................................5</text:span></text:p>
      <text:p text:style-name="P39"/>
      <text:p text:style-name="P39"/>
      <text:p text:style-name="P39">3.<text:tab/>Alternatives.........................................................................................3</text:p>
      <text:p text:style-name="P39"/>
      <text:p text:style-name="P32"><text:span text:style-name="T18">3.1</text:span><text:span text:style-name="T19"> <text:s/><text:tab/></text:span><text:span text:style-name="T25">Comparison Of Alternatives....</text:span><text:span text:style-name="T18">.............................................................3</text:span></text:p>
      <text:p text:style-name="P32"><text:span text:style-name="T18">3.2</text:span><text:span text:style-name="T19"> <text:s/><text:tab/>Methodology</text:span><text:span text:style-name="T18">.........................................................................................4</text:span></text:p>
      <text:p text:style-name="P32"><text:span text:style-name="T18">3.3</text:span><text:span text:style-name="T19"> <text:s/><text:tab/>References</text:span><text:span text:style-name="T18">.............................................................................................5</text:span></text:p>
      <text:p text:style-name="P32"/>
      <text:p text:style-name="P40">4.<text:tab/>Recommendation<text:span text:style-name="T23"> </text:span>And<text:span text:style-name="T23"> </text:span>Conclusion....................................................3</text:p>
      <text:p text:style-name="P38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63" text:outline-level="1"><text:soft-page-break/></text:h>
      <text:h text:style-name="Heading_20_1" text:outline-level="1"><text:span text:style-name="T5">1.</text:span><text:span text:style-name="T22">I</text:span><text:span text:style-name="T33">NTRODUCTION</text:span><text:span text:style-name="T7"> <text:s text:c="14"/></text:span></text:h>
      <text:p text:style-name="P25"/>
      <text:p text:style-name="P47">The job scheduling problem has been known as an NP- complete problem for several decades .This project addresses job scheduling problem as an N-person non-cooperative game with complete information where each job acting as a player decides the processing strategies <text:s/>to arrive at its goal. The job scheduling problem will be <text:s/>translated to find the NE point of the job scheduling game using Genetic Algorithm</text:p>
      <text:p text:style-name="P19"/>
      <text:h text:style-name="P62" text:outline-level="2">1.1<text:span text:style-name="T11"> <text:s/></text:span>Purpose</text:h>
      <text:p text:style-name="P28"/>
      <text:p text:style-name="P30">The<text:span text:style-name="T27"> </text:span>purpose<text:span text:style-name="T27"> </text:span>of<text:span text:style-name="T27"> </text:span>feasibility<text:span text:style-name="T27"> </text:span>study<text:span text:style-name="T27"> </text:span>is<text:span text:style-name="T27"> </text:span>to<text:span text:style-name="T27"> </text:span>verify<text:span text:style-name="T27"> </text:span>whether<text:span text:style-name="T27"> </text:span>proposed<text:span text:style-name="T27"> </text:span>system<text:span text:style-name="T27"> </text:span>-</text:p>
      <text:list xml:id="list1682264754" text:style-name="WW8Num6">
        <text:list-item>
          <text:list>
            <text:list-item>
              <text:p text:style-name="P61">can<text:span text:style-name="T27"> </text:span>be<text:span text:style-name="T27"> </text:span>implemented<text:span text:style-name="T27"> </text:span>or<text:span text:style-name="T27"> </text:span>not</text:p>
            </text:list-item>
            <text:list-item>
              <text:p text:style-name="P61">can<text:span text:style-name="T27"> </text:span>produce<text:span text:style-name="T27"> </text:span>a<text:span text:style-name="T27"> </text:span>feasible<text:span text:style-name="T27"> </text:span>solution</text:p>
            </text:list-item>
          </text:list>
        </text:list-item>
      </text:list>
      <text:p text:style-name="P27"/>
      <text:h text:style-name="P62" text:outline-level="2">1.2<text:span text:style-name="T11"> <text:s/></text:span>Methodology</text:h>
      <text:p text:style-name="P28"/>
      <text:p text:style-name="P30">Following<text:span text:style-name="T27"> </text:span>methodologies<text:span text:style-name="T27"> </text:span>are<text:span text:style-name="T27"> </text:span>used<text:span text:style-name="T27"> </text:span>to<text:span text:style-name="T27"> </text:span>prepare<text:span text:style-name="T27"> </text:span>this<text:span text:style-name="T27"> </text:span>document<text:span text:style-name="T27"> </text:span>-</text:p>
      <text:p text:style-name="P31"><text:tab/><text:tab/><text:tab/>1.Literature<text:span text:style-name="T11"> </text:span>Survey</text:p>
      <text:p text:style-name="P31"><text:tab/><text:tab/><text:tab/>2.Group<text:span text:style-name="T11"> </text:span>Discussions</text:p>
      <text:p text:style-name="P29"/>
      <text:h text:style-name="P62" text:outline-level="2">1.3<text:span text:style-name="T11"> <text:s/></text:span>References</text:h>
      <text:p text:style-name="P18"/>
      <text:list xml:id="list1693269652" text:style-name="L1">
        <text:list-item>
          <text:p text:style-name="P52">Merging Nash Equilibrium Solution with Genetic Algorithm : The Game Genetic Algorithm </text:p>
          <text:p text:style-name="P52">By Massimo Orazio Spata, Salvatore Rinaudo </text:p>
          <text:p text:style-name="P52">Citation - Journal of Convergence Information Technology Volume 5, Number 9. November 2010 </text:p>
        </text:list-item>
        <text:list-item>
          <text:p text:style-name="P52">A game-theory approach for job scheduling in networked manufacturing </text:p>
          <text:p text:style-name="P52">By Guanghui Zhou &amp; Pingyu Jiang &amp; George Q. Huang </text:p>
          <text:p text:style-name="P52">Publisher - Springer U K. <text:s/><text:a xlink:type="simple" xlink:href="http://www.springer.com/engineering/production+eng/journal/170">http://www.springer.com/engineering/production+eng/journal/170</text:a></text:p>
          <text:p text:style-name="P52"><text:soft-page-break/>Citation - <text:s/>International Journal of Advanced Manufacturing Technology, 2009, v. 41 n. 9-10, p. 972-985</text:p>
          <text:p text:style-name="P52"/>
        </text:list-item>
      </text:list>
      <text:p text:style-name="P54"><text:s/></text:p>
      <text:h text:style-name="Heading_20_1" text:outline-level="1"><text:span text:style-name="T5">2.</text:span><text:span text:style-name="T6"> </text:span><text:span text:style-name="T26">G</text:span><text:span text:style-name="T34">ENERAL</text:span><text:span text:style-name="T26"> I</text:span><text:span text:style-name="T34">NFORMATION</text:span></text:h>
      <text:p text:style-name="P23">Genetic Algorithm is to be developed for mathematical framework developed using Game Theory for different jobs in Networked Manufacturing</text:p>
      <text:h text:style-name="Heading_20_2" text:outline-level="2"><text:span text:style-name="T8">2.1</text:span><text:span text:style-name="T7"> <text:s/></text:span><text:span text:style-name="T8">Current</text:span><text:span text:style-name="T7"> </text:span><text:span text:style-name="T8">Systems</text:span><text:span text:style-name="T7"> </text:span><text:span text:style-name="T8">and</text:span><text:span text:style-name="T7"> </text:span><text:span text:style-name="T8">Processes</text:span><text:span text:style-name="T7"> </text:span></text:h>
      <text:p text:style-name="P49"/>
      <text:p text:style-name="P50">Traditional Job Scheduling techniques comprised of following techniques : -</text:p>
      <text:list xml:id="list1700989219" text:style-name="L2">
        <text:list-item>
          <text:p text:style-name="P69"><text:s/>Hierarchic approach for production planning and scheduling in a flexible manufacturing cell (persi et al.) [1]</text:p>
        </text:list-item>
        <text:list-item>
          <text:p text:style-name="P69">Holonics manufacturing scheduling architecture where machines, cells, factories,parts, operations, etc., were modeled as Holonics (Gou et al. ) [2]</text:p>
        </text:list-item>
        <text:list-item>
          <text:p text:style-name="P69">Branch-and-bound algorithm ( Moursli et al. ) [3]</text:p>
        </text:list-item>
        <text:list-item>
          <text:p text:style-name="P69">Genetic algorithm for job-shop scheduling problems with fuzzy processing time and fuzzy due-date ( Sakawa et al. ) [4]</text:p>
        </text:list-item>
        <text:list-item>
          <text:p text:style-name="P69">Heuristic algorithm </text:p>
        </text:list-item>
      </text:list>
      <text:p text:style-name="P50">All the above solutions limit research objects to one job-shop considering the whole scheduling </text:p>
      <text:p text:style-name="P50">objective of all jobs .</text:p>
      <text:p text:style-name="P50">These approaches doesn't consider competitive nature of jobs in networked manufacturing.</text:p>
      <text:p text:style-name="P51"/>
      <text:h text:style-name="P62" text:outline-level="2">2.2<text:span text:style-name="T11"> <text:s/></text:span>System<text:span text:style-name="T11"> </text:span>Objectives</text:h>
      <text:p text:style-name="P49"/>
      <text:p text:style-name="P22">The major goal of the system is to implement Genetic Algorithm for job scheduling in Networked Manufacturing </text:p>
      <text:p text:style-name="P22">The system will simulate job scheduling in Networked Manufacturing using Game Theory</text:p>
      <text:p text:style-name="P22">Genetic Algorithm will be used to find <text:s/>Nash's Equilibrium point for all jobs in a Networked Manufacturing Environment</text:p>
      <text:p text:style-name="P22">Game Theory will be applied to this problem for finding Nash's equilibrium point</text:p>
      <text:p text:style-name="P22"><text:soft-page-break/>On supplying inputs, the system is to be automated to provide the optimal solution in three different formats.</text:p>
      <text:list xml:id="list1079810538" text:style-name="L3">
        <text:list-item>
          <text:list>
            <text:list-item>
              <text:p text:style-name="P55">Textual</text:p>
            </text:list-item>
            <text:list-item>
              <text:p text:style-name="P55">Graphical ( Using Gantt Charts )</text:p>
            </text:list-item>
            <text:list-item>
              <text:p text:style-name="P55">Analytical</text:p>
            </text:list-item>
          </text:list>
        </text:list-item>
      </text:list>
      <text:p text:style-name="P22"><text:s/></text:p>
      <text:h text:style-name="P62" text:outline-level="2">2.3<text:span text:style-name="T11"> <text:s/></text:span>Issues</text:h>
      <text:p text:style-name="P48">This<text:span text:style-name="T27"> </text:span>section<text:span text:style-name="T27"> </text:span>provides<text:span text:style-name="T27"> </text:span>a<text:span text:style-name="T27"> </text:span>summary<text:span text:style-name="T27"> </text:span>of<text:span text:style-name="T27"> </text:span>important<text:span text:style-name="T27"> </text:span>issues<text:span text:style-name="T27"> </text:span>that<text:span text:style-name="T27"> </text:span>may<text:span text:style-name="T27"> </text:span>affect<text:span text:style-name="T27"> </text:span>the<text:span text:style-name="T27"> </text:span>development<text:span text:style-name="T27"> </text:span>and<text:span text:style-name="T27"> </text:span>operation<text:span text:style-name="T27"> </text:span>of<text:span text:style-name="T27"> </text:span>the<text:span text:style-name="T27"> </text:span>system,<text:span text:style-name="T27"> </text:span>such<text:span text:style-name="T27"> </text:span>as<text:span text:style-name="T27"> </text:span>the<text:span text:style-name="T27"> </text:span>use<text:span text:style-name="T27"> </text:span>of<text:span text:style-name="T27"> </text:span>data<text:span text:style-name="T27"> </text:span>bases;<text:span text:style-name="T27"> </text:span>processing<text:span text:style-name="T27"> </text:span>and<text:span text:style-name="T27"> </text:span>data<text:span text:style-name="T27"> </text:span>flow;<text:span text:style-name="T27"> </text:span>information<text:span text:style-name="T27"> </text:span>access<text:span text:style-name="T27"> </text:span>and<text:span text:style-name="T27"> </text:span>retrieval;<text:span text:style-name="T27"> </text:span>data<text:span text:style-name="T27"> </text:span>communication;<text:span text:style-name="T27"> </text:span>workload<text:span text:style-name="T27"> </text:span>volume<text:span text:style-name="T27"> </text:span>and<text:span text:style-name="T27"> </text:span>system<text:span text:style-name="T27"> </text:span>capacity;<text:span text:style-name="T27"> </text:span>system<text:span text:style-name="T27"> </text:span>interfaces;<text:span text:style-name="T27"> </text:span>security,<text:span text:style-name="T27"> </text:span>privacy<text:span text:style-name="T27"> </text:span>and<text:span text:style-name="T27"> </text:span>control;<text:span text:style-name="T27"> </text:span>and<text:span text:style-name="T27"> </text:span>training.</text:p>
      <text:list xml:id="list1917572349" text:style-name="L4">
        <text:list-item>
          <text:p text:style-name="P53">The type of interface that displays output</text:p>
        </text:list-item>
        <text:list-item>
          <text:p text:style-name="P53">Execution Time will depend on how system interacts with data</text:p>
        </text:list-item>
      </text:list>
      <text:p text:style-name="P19"/>
      <text:h text:style-name="P62" text:outline-level="2">2.4<text:span text:style-name="T11"> <text:s/></text:span>Assumptions<text:span text:style-name="T11"> </text:span>and<text:span text:style-name="T11"> </text:span>Constraints</text:h>
      <text:p text:style-name="P28"/>
      <text:p text:style-name="P28"/>
      <text:p text:style-name="P16"/>
      <text:list xml:id="list245657835" text:style-name="WW8Num4">
        <text:list-item>
          <text:p text:style-name="P58">Operational<text:span text:style-name="T27"> </text:span>life</text:p>
        </text:list-item>
        <text:list-item>
          <text:p text:style-name="P58">Date<text:span text:style-name="T27"> </text:span>new<text:span text:style-name="T27"> </text:span>system<text:span text:style-name="T27"> </text:span>is<text:span text:style-name="T27"> </text:span>required</text:p>
        </text:list-item>
        <text:list-item>
          <text:p text:style-name="P58">Interaction<text:span text:style-name="T27"> </text:span>of<text:span text:style-name="T27"> </text:span>proposed<text:span text:style-name="T27"> </text:span>system<text:span text:style-name="T27"> </text:span>with<text:span text:style-name="T27"> </text:span>other<text:span text:style-name="T27"> </text:span>systems<text:span text:style-name="T27"> </text:span>and<text:span text:style-name="T27"> </text:span>organizations</text:p>
        </text:list-item>
        <text:list-item>
          <text:p text:style-name="P58">Financial<text:span text:style-name="T27"> </text:span>considerations<text:span text:style-name="T27"> </text:span>including<text:span text:style-name="T27"> </text:span>development<text:span text:style-name="T27"> </text:span>and<text:span text:style-name="T27"> </text:span>operational<text:span text:style-name="T27"> </text:span>costs</text:p>
        </text:list-item>
        <text:list-item>
          <text:p text:style-name="P58">Legislative<text:span text:style-name="T27"> </text:span>and<text:span text:style-name="T27"> </text:span>policy<text:span text:style-name="T27"> </text:span>mandates<text:span text:style-name="T27"> </text:span>or<text:span text:style-name="T27"> </text:span>issues</text:p>
        </text:list-item>
        <text:list-item>
          <text:p text:style-name="P58">Changing<text:span text:style-name="T27"> </text:span>hardware/software/operating<text:span text:style-name="T27"> </text:span>environments</text:p>
        </text:list-item>
        <text:list-item>
          <text:p text:style-name="P58">Availability<text:span text:style-name="T27"> </text:span>of<text:span text:style-name="T27"> </text:span>information<text:span text:style-name="T27"> </text:span>and<text:span text:style-name="T27"> </text:span>resources</text:p>
        </text:list-item>
      </text:list>
      <text:p text:style-name="P46">Assumptions:</text:p>
      <text:list xml:id="list1881205671" text:style-name="L5">
        <text:list-item>
          <text:p text:style-name="P60">Using Genetic Algorithms, we can get a reasonable solution</text:p>
        </text:list-item>
        <text:list-item>
          <text:p text:style-name="P60"><text:soft-page-break/>When an operation of a job is being processed on a machine, it cannot be interrupted until finished</text:p>
        </text:list-item>
        <text:list-item>
          <text:p text:style-name="P60">No two jobs are scheduled to be processed on the same machine at the same time</text:p>
        </text:list-item>
        <text:list-item>
          <text:p text:style-name="P60">All jobs can be simultaneously available at the time of zero</text:p>
        </text:list-item>
        <text:list-item>
          <text:p text:style-name="P60">The transportation time exists. After an operation of a job is processed on a machine, it is immediately transported to the next machine according to its own routing</text:p>
        </text:list-item>
        <text:list-item>
          <text:p text:style-name="P60">The machines are distributive, ranging from an intra- shop to inter-shop and even inter-enterprise, which means the job scheduling bound is no longer limited to a single shop but extends to geographically distributive shops and even different enterprises</text:p>
        </text:list-item>
      </text:list>
      <text:p text:style-name="P24">Constraints:</text:p>
      <text:list xml:id="list1415473729" text:style-name="L6">
        <text:list-item>
          <text:p text:style-name="P56">Availability of real time data of a networked manufacturing system</text:p>
          <text:p text:style-name="P57"/>
        </text:list-item>
      </text:list>
      <text:h text:style-name="Heading_20_1" text:outline-level="1"><text:span text:style-name="T21">3.</text:span><text:span text:style-name="T22"> A</text:span><text:span text:style-name="T33">LTERNATIVES</text:span></text:h>
      <text:p text:style-name="P17"/>
      <text:p text:style-name="P17">This<text:span text:style-name="T27"> </text:span>section<text:span text:style-name="T27"> </text:span>describes<text:span text:style-name="T27"> </text:span>the<text:span text:style-name="T27"> </text:span>viable<text:span text:style-name="T27"> </text:span>alternatives<text:span text:style-name="T27"> </text:span>for<text:span text:style-name="T27"> </text:span>the<text:span text:style-name="T27"> </text:span>system.<text:span text:style-name="T27"> <text:s/></text:span>Each<text:span text:style-name="T27"> </text:span>alternative<text:span text:style-name="T27"> </text:span>should<text:span text:style-name="T27"> </text:span>have<text:span text:style-name="T27"> </text:span>its<text:span text:style-name="T27"> </text:span>own<text:span text:style-name="T27"> </text:span>section<text:span text:style-name="T27"> </text:span>within<text:span text:style-name="T27"> </text:span>the<text:span text:style-name="T27"> </text:span>chapter.<text:span text:style-name="T27"> <text:s/></text:span>One<text:span text:style-name="T27"> </text:span>alternative<text:span text:style-name="T27"> </text:span>should<text:span text:style-name="T27"> </text:span>always<text:span text:style-name="T27"> </text:span>be<text:span text:style-name="T27"> </text:span>to<text:span text:style-name="T27"> </text:span>maintain<text:span text:style-name="T27"> </text:span>the<text:span text:style-name="T27"> </text:span>"status<text:span text:style-name="T27"> </text:span>quot”,<text:span text:style-name="T27"> </text:span>at<text:span text:style-name="T27"> </text:span>which<text:span text:style-name="T27"> </text:span>is<text:span text:style-name="T27"> </text:span>the<text:span text:style-name="T27"> </text:span>continuation<text:span text:style-name="T27"> </text:span>of<text:span text:style-name="T27"> </text:span>the<text:span text:style-name="T27"> </text:span>existing<text:span text:style-name="T27"> </text:span>system<text:span text:style-name="T27"> </text:span>and<text:span text:style-name="T27"> </text:span>processes.<text:span text:style-name="T27"> <text:s/></text:span>Describe<text:span text:style-name="T27"> </text:span>and<text:span text:style-name="T27"> </text:span>quantify<text:span text:style-name="T27"> </text:span>the<text:span text:style-name="T27"> </text:span>benefits<text:span text:style-name="T27"> </text:span>and<text:span text:style-name="T27"> </text:span>costs<text:span text:style-name="T27"> </text:span>for<text:span text:style-name="T27"> </text:span>each<text:span text:style-name="T27"> </text:span>alternative.<text:span text:style-name="T27"> <text:s/></text:span>Compare<text:span text:style-name="T27"> </text:span>alternatives<text:span text:style-name="T27"> </text:span>using<text:span text:style-name="T27"> </text:span>standard<text:span text:style-name="T27"> </text:span>analysis<text:span text:style-name="T27"> </text:span>of<text:span text:style-name="T27"> </text:span>benefits<text:span text:style-name="T27"> </text:span>and<text:span text:style-name="T27"> </text:span>costs<text:span text:style-name="T27"> </text:span>methods<text:span text:style-name="T27"> </text:span>to<text:span text:style-name="T27"> </text:span>include<text:span text:style-name="T27"> </text:span>constraints,<text:span text:style-name="T27"> </text:span>limitations,<text:span text:style-name="T27"> </text:span>dependencies,<text:span text:style-name="T27"> </text:span>and<text:span text:style-name="T27"> </text:span>risks.<text:span text:style-name="T27"> <text:s/></text:span>Cost,<text:span text:style-name="T27"> </text:span>benefit,<text:span text:style-name="T27"> </text:span>and<text:span text:style-name="T27"> </text:span>summary<text:span text:style-name="T27"> </text:span>matrices<text:span text:style-name="T27"> </text:span>can<text:span text:style-name="T27"> </text:span>be<text:span text:style-name="T27"> </text:span>presented<text:span text:style-name="T27"> </text:span>either<text:span text:style-name="T27"> </text:span>within<text:span text:style-name="T27"> </text:span>the<text:span text:style-name="T27"> </text:span>section<text:span text:style-name="T27"> </text:span>or<text:span text:style-name="T27"> </text:span>in<text:span text:style-name="T27"> </text:span>an<text:span text:style-name="T27"> </text:span>appendix.</text:p>
      <text:p text:style-name="P28">This<text:span text:style-name="T27"> </text:span>section<text:span text:style-name="T27"> </text:span>defines<text:span text:style-name="T27"> </text:span>the<text:span text:style-name="T27"> </text:span>alternative<text:span text:style-name="T27"> </text:span>and<text:span text:style-name="T27"> </text:span>describes<text:span text:style-name="T27"> </text:span>how<text:span text:style-name="T27"> </text:span>it<text:span text:style-name="T27"> </text:span>would<text:span text:style-name="T27"> </text:span>satisfy<text:span text:style-name="T27"> </text:span>the<text:span text:style-name="T27"> </text:span>system<text:span text:style-name="T27"> </text:span>requirements.<text:span text:style-name="T27"> <text:s text:c="2"/></text:span>If<text:span text:style-name="T27"> </text:span>specific<text:span text:style-name="T27"> </text:span>software<text:span text:style-name="T27"> </text:span>tools<text:span text:style-name="T27"> </text:span>or<text:span text:style-name="T27"> </text:span>techniques<text:span text:style-name="T27"> </text:span>are<text:span text:style-name="T27"> </text:span>advocated,<text:span text:style-name="T27"> </text:span>describe<text:span text:style-name="T27"> </text:span>them<text:span text:style-name="T27"> </text:span>in<text:span text:style-name="T27"> </text:span>the<text:span text:style-name="T27"> </text:span>context<text:span text:style-name="T27"> </text:span>of<text:span text:style-name="T27"> </text:span>the<text:span text:style-name="T27"> </text:span>overall<text:span text:style-name="T27"> </text:span>proposed<text:span text:style-name="T27"> </text:span>system.</text:p>
      <text:p text:style-name="P26"/>
      <text:p text:style-name="P26"/>
      <text:p text:style-name="P26">Include<text:span text:style-name="T27"> </text:span>the<text:span text:style-name="T27"> </text:span>following<text:span text:style-name="T27"> </text:span>types<text:span text:style-name="T27"> </text:span>of<text:span text:style-name="T27"> </text:span>information:</text:p>
      <text:p text:style-name="P17"/>
      <text:list xml:id="list633014022" text:style-name="WW8Num5">
        <text:list-item>
          <text:p text:style-name="P65">Operational<text:span text:style-name="T27"> </text:span>components<text:span text:style-name="T27"> </text:span>that<text:span text:style-name="T27"> </text:span>may<text:span text:style-name="T27"> </text:span>be<text:span text:style-name="T27"> </text:span>affected<text:span text:style-name="T27"> </text:span>by<text:span text:style-name="T27"> </text:span>implementation<text:span text:style-name="T27"> </text:span>of<text:span text:style-name="T27"> </text:span>the<text:span text:style-name="T27"> </text:span>alternative</text:p>
        </text:list-item>
        <text:list-item>
          <text:p text:style-name="P65">Hardware<text:span text:style-name="T27"> </text:span>and<text:span text:style-name="T27"> </text:span>software<text:span text:style-name="T27"> </text:span>platform<text:span text:style-name="T27"> </text:span>configuration<text:span text:style-name="T27"> </text:span>options<text:span text:style-name="T27"> </text:span></text:p>
        </text:list-item>
        <text:list-item>
          <text:p text:style-name="P65"><text:soft-page-break/>Software<text:span text:style-name="T27"> </text:span>packages<text:span text:style-name="T27"> </text:span>that<text:span text:style-name="T27"> </text:span>would<text:span text:style-name="T27"> </text:span>need<text:span text:style-name="T27"> </text:span>to<text:span text:style-name="T27"> </text:span>be<text:span text:style-name="T27"> </text:span>acquired</text:p>
        </text:list-item>
        <text:list-item>
          <text:p text:style-name="P65">Additions<text:span text:style-name="T27"> </text:span>or<text:span text:style-name="T27"> </text:span>modifications<text:span text:style-name="T27"> </text:span>to<text:span text:style-name="T27"> </text:span>existing<text:span text:style-name="T27"> </text:span>systems<text:span text:style-name="T27"> </text:span>or<text:span text:style-name="T27"> </text:span>support<text:span text:style-name="T27"> </text:span>software</text:p>
        </text:list-item>
        <text:list-item>
          <text:p text:style-name="P65">New<text:span text:style-name="T27"> </text:span>equipment<text:span text:style-name="T27"> </text:span>that<text:span text:style-name="T27"> </text:span>would<text:span text:style-name="T27"> </text:span>need<text:span text:style-name="T27"> </text:span>to<text:span text:style-name="T27"> </text:span>be<text:span text:style-name="T27"> </text:span>acquired</text:p>
        </text:list-item>
        <text:list-item>
          <text:p text:style-name="P65">Currently<text:span text:style-name="T27"> </text:span>used<text:span text:style-name="T27"> </text:span>equipment<text:span text:style-name="T27"> </text:span>that<text:span text:style-name="T27"> </text:span>would<text:span text:style-name="T27"> </text:span>continue<text:span text:style-name="T27"> </text:span>to<text:span text:style-name="T27"> </text:span>be<text:span text:style-name="T27"> </text:span>used<text:span text:style-name="T27"> </text:span></text:p>
        </text:list-item>
        <text:list-item>
          <text:p text:style-name="P65">Systems<text:span text:style-name="T27"> </text:span>that<text:span text:style-name="T27"> </text:span>should<text:span text:style-name="T27"> </text:span>be<text:span text:style-name="T27"> </text:span>interfaced<text:span text:style-name="T27"> </text:span>or<text:span text:style-name="T27"> </text:span>integrated</text:p>
        </text:list-item>
        <text:list-item>
          <text:p text:style-name="P65">Computer<text:span text:style-name="T27"> </text:span>facilities<text:span text:style-name="T27"> </text:span>needed</text:p>
        </text:list-item>
      </text:list>
      <text:p text:style-name="P21"/>
      <text:p text:style-name="P20"/>
      <text:p text:style-name="P20"/>
      <text:h text:style-name="Heading_20_2" text:outline-level="2"><text:span text:style-name="T9">3.1</text:span><text:span text:style-name="T10"> </text:span><text:span text:style-name="T9">Comparisons</text:span><text:span text:style-name="T10"> </text:span><text:span text:style-name="T9">of</text:span><text:span text:style-name="T10"> </text:span><text:span text:style-name="T9">Alternatives</text:span><text:span text:style-name="T10"> </text:span></text:h>
      <text:p text:style-name="Standard"><text:span text:style-name="T28">Identify</text:span><text:span text:style-name="T29"> </text:span><text:span text:style-name="T28">the</text:span><text:span text:style-name="T29"> </text:span><text:span text:style-name="T28">evaluation</text:span><text:span text:style-name="T29"> </text:span><text:span text:style-name="T28">criteria</text:span><text:span text:style-name="T29"> </text:span><text:span text:style-name="T28">that</text:span><text:span text:style-name="T29"> </text:span><text:span text:style-name="T28">will</text:span><text:span text:style-name="T29"> </text:span><text:span text:style-name="T28">be</text:span><text:span text:style-name="T29"> </text:span><text:span text:style-name="T28">used</text:span><text:span text:style-name="T29"> </text:span><text:span text:style-name="T28">to</text:span><text:span text:style-name="T29"> </text:span><text:span text:style-name="T28">judge</text:span><text:span text:style-name="T29"> </text:span><text:span text:style-name="T28">the</text:span><text:span text:style-name="T29"> </text:span><text:span text:style-name="T28">suitability</text:span><text:span text:style-name="T29"> </text:span><text:span text:style-name="T28">of</text:span><text:span text:style-name="T29"> </text:span><text:span text:style-name="T28">alternatives</text:span><text:span text:style-name="T29"> </text:span><text:span text:style-name="T28">to</text:span><text:span text:style-name="T29"> </text:span><text:span text:style-name="T28">satisfy</text:span><text:span text:style-name="T29"> </text:span><text:span text:style-name="T28">requirements.</text:span><text:span text:style-name="T29"> <text:s/></text:span><text:span text:style-name="T28">Compare</text:span><text:span text:style-name="T29"> </text:span><text:span text:style-name="T28">each</text:span><text:span text:style-name="T29"> </text:span><text:span text:style-name="T28">alternative</text:span><text:span text:style-name="T32">=</text:span><text:span text:style-name="T28">s</text:span><text:span text:style-name="T29"> </text:span><text:span text:style-name="T28">benefits</text:span><text:span text:style-name="T29"> </text:span><text:span text:style-name="T28">and</text:span><text:span text:style-name="T29"> </text:span><text:span text:style-name="T28">costs</text:span><text:span text:style-name="T29"> </text:span><text:span text:style-name="T28">to</text:span><text:span text:style-name="T29"> </text:span><text:span text:style-name="T28">determine</text:span><text:span text:style-name="T29"> </text:span><text:span text:style-name="T28">whether</text:span><text:span text:style-name="T29"> </text:span><text:span text:style-name="T28">it</text:span><text:span text:style-name="T29"> </text:span><text:span text:style-name="T28">is</text:span><text:span text:style-name="T29"> </text:span><text:span text:style-name="T28">feasible</text:span><text:span text:style-name="T29"> </text:span><text:span text:style-name="T28">and</text:span><text:span text:style-name="T29"> </text:span><text:span text:style-name="T28">cost</text:span><text:span text:style-name="T29"> </text:span><text:span text:style-name="T28">effective</text:span><text:span text:style-name="T29"> </text:span><text:span text:style-name="T28">to</text:span><text:span text:style-name="T29"> </text:span><text:span text:style-name="T28">build</text:span><text:span text:style-name="T29"> </text:span><text:span text:style-name="T28">the</text:span><text:span text:style-name="T29"> </text:span><text:span text:style-name="T28">proposed</text:span><text:span text:style-name="T29"> </text:span><text:span text:style-name="T28">system,</text:span><text:span text:style-name="T29"> </text:span><text:span text:style-name="T28">and</text:span><text:span text:style-name="T29"> </text:span><text:span text:style-name="T28">which</text:span><text:span text:style-name="T29"> </text:span><text:span text:style-name="T28">approach</text:span><text:span text:style-name="T29"> </text:span><text:span text:style-name="T28">is</text:span><text:span text:style-name="T29"> </text:span><text:span text:style-name="T28">most</text:span><text:span text:style-name="T29"> </text:span><text:span text:style-name="T28">desirable.</text:span></text:p>
      <text:p text:style-name="P20"/>
      <text:p text:style-name="P20"/>
      <text:h text:style-name="Heading_20_1" text:outline-level="1"><text:span text:style-name="T21">4.</text:span><text:span text:style-name="T22">R</text:span><text:span text:style-name="T33">ECOMMENDATIONS</text:span><text:span text:style-name="T22"> A</text:span><text:span text:style-name="T33">ND </text:span><text:span text:style-name="T22">C</text:span><text:span text:style-name="T33">ONCLUSIONS</text:span></text:h>
      <text:p text:style-name="P17">In<text:span text:style-name="T27"> </text:span>this<text:span text:style-name="T27"> </text:span>section<text:span text:style-name="T27"> </text:span>all<text:span text:style-name="T27"> </text:span>final<text:span text:style-name="T27"> </text:span>recommendations<text:span text:style-name="T27"> </text:span>and<text:span text:style-name="T27"> </text:span>conclusions<text:span text:style-name="T27"> </text:span>resulting<text:span text:style-name="T27"> </text:span>from<text:span text:style-name="T27"> </text:span>the<text:span text:style-name="T27"> </text:span>study.<text:span text:style-name="T27"> <text:s/></text:span>Identify<text:span text:style-name="T27"> </text:span>and<text:span text:style-name="T27"> </text:span>justify<text:span text:style-name="T27"> </text:span>the<text:span text:style-name="T27"> </text:span>recommended<text:span text:style-name="T27"> </text:span>approach.<text:span text:style-name="T27"> <text:s/></text:span>Summarize<text:span text:style-name="T27"> </text:span>the<text:span text:style-name="T27"> </text:span>most<text:span text:style-name="T27"> </text:span>viable<text:span text:style-name="T27"> </text:span>platform<text:span text:style-name="T27"> </text:span>configuration,<text:span text:style-name="T27"> </text:span>and<text:span text:style-name="T27"> </text:span>present<text:span text:style-name="T27"> </text:span>the<text:span text:style-name="T27"> </text:span>estimated<text:span text:style-name="T27"> </text:span>lifecycle<text:span text:style-name="T27"> </text:span>costs<text:span text:style-name="T27"> </text:span>for<text:span text:style-name="T27"> </text:span>the<text:span text:style-name="T27"> </text:span>system<text:span text:style-name="T27"> </text:span>and<text:span text:style-name="T27"> </text:span>the<text:span text:style-name="T27"> </text:span>schedule<text:span text:style-name="T27"> </text:span>for<text:span text:style-name="T27"> </text:span>the<text:span text:style-name="T27"> </text:span>project<text:span text:style-name="T27"> </text:span>plan.<text:span text:style-name="T27"> <text:s/></text:span>Provide<text:span text:style-name="T27"> </text:span>the<text:span text:style-name="T27"> </text:span>primary<text:span text:style-name="T27"> </text:span>reasons<text:span text:style-name="T27"> </text:span>for<text:span text:style-name="T27"> </text:span>rejecting<text:span text:style-name="T27"> </text:span>each<text:span text:style-name="T27"> </text:span>of<text:span text:style-name="T27"> </text:span>the<text:span text:style-name="T27"> </text:span>other<text:span text:style-name="T27"> </text:span>proposed<text:span text:style-name="T27"> </text:span>alternatives.</text:p>
      <text:p text:style-name="P17"/>
      <text:p text:style-name="P17">If<text:span text:style-name="T27"> </text:span>a<text:span text:style-name="T27"> </text:span>feasibility<text:span text:style-name="T27"> </text:span>review<text:span text:style-name="T27"> </text:span>was<text:span text:style-name="T27"> </text:span>conducted<text:span text:style-name="T27"> </text:span>in<text:span text:style-name="T27"> </text:span>place<text:span text:style-name="T27"> </text:span>of<text:span text:style-name="T27"> </text:span>a<text:span text:style-name="T27"> </text:span>full-scale<text:span text:style-name="T27"> </text:span>study,<text:span text:style-name="T27"> </text:span>the<text:span text:style-name="T27"> </text:span>information<text:span text:style-name="T27"> </text:span>in<text:span text:style-name="T27"> </text:span>this<text:span text:style-name="T27"> </text:span>work<text:span text:style-name="T27"> </text:span>product<text:span text:style-name="T27"> </text:span>may<text:span text:style-name="T27"> </text:span>be<text:span text:style-name="T27"> </text:span>reduced<text:span text:style-name="T27"> </text:span>to<text:span text:style-name="T27"> </text:span>a<text:span text:style-name="T27"> </text:span>feasibility<text:span text:style-name="T27"> </text:span>statement<text:span text:style-name="T27"> </text:span>with<text:span text:style-name="T27"> </text:span>the<text:span text:style-name="T27"> </text:span>following<text:span text:style-name="T27"> </text:span>information.</text:p>
      <text:p text:style-name="P17"/>
      <text:list xml:id="list576059032" text:style-name="WW8Num2">
        <text:list-item>
          <text:p text:style-name="P66">Project<text:span text:style-name="T27"> </text:span>objectives</text:p>
        </text:list-item>
        <text:list-item>
          <text:p text:style-name="P66">Summary<text:span text:style-name="T27"> </text:span>of<text:span text:style-name="T27"> </text:span>issues<text:span text:style-name="T27"> </text:span>concerning:</text:p>
          <text:list>
            <text:list-item>
              <text:p text:style-name="P59">development<text:span text:style-name="T27"> </text:span>and<text:span text:style-name="T27"> </text:span>implementation</text:p>
            </text:list-item>
            <text:list-item>
              <text:p text:style-name="P59"><text:soft-page-break/>assumptions,<text:span text:style-name="T27"> </text:span>constraints,<text:span text:style-name="T27"> </text:span>and<text:span text:style-name="T27"> </text:span>limitations</text:p>
            </text:list-item>
            <text:list-item>
              <text:p text:style-name="P59">project<text:span text:style-name="T27"> </text:span>scope</text:p>
            </text:list-item>
          </text:list>
        </text:list-item>
        <text:list-item>
          <text:p text:style-name="P67">Results<text:span text:style-name="T27"> </text:span>of<text:span text:style-name="T27"> </text:span>research<text:span text:style-name="T27"> </text:span>on<text:span text:style-name="T27"> </text:span>hardware<text:span text:style-name="T27"> </text:span>and<text:span text:style-name="T27"> </text:span>software<text:span text:style-name="T27"> </text:span>alternatives</text:p>
        </text:list-item>
        <text:list-item>
          <text:p text:style-name="P67">Significant<text:span text:style-name="T27"> </text:span>risk<text:span text:style-name="T27"> </text:span>factors</text:p>
        </text:list-item>
        <text:list-item>
          <text:p text:style-name="P68"><text:span text:style-name="T30">Feasibility</text:span><text:span text:style-name="T31"> </text:span><text:span text:style-name="T30">recommendation(s)</text:span><text:span text:style-name="T31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FreeSans2" svg:font-family="FreeSans" style:font-pitch="variable"/>
    <style:font-face style:name="WP TypographicSymbols" svg:font-family="'WP TypographicSymbols', 'Courier Ne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IN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fo:background-color="transparent" style:writing-mode="lr-tb">
        <style:background-image/>
      </style:paragraph-properties>
      <style:text-properties style:use-window-font-color="true" style:font-name="Calibri" fo:font-size="11pt" fo:language="en" fo:country="US" style:font-name-asian="Times New Roman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fo:background-color="#cccccc" fo:keep-with-next="always">
        <style:background-image/>
      </style:paragraph-properties>
      <style:text-properties fo:font-variant="small-caps" fo:font-weight="bold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No_20_Spacing" style:display-name="No Spacing" style:family="paragraph">
      <style:paragraph-properties fo:orphans="2" fo:widows="2" fo:hyphenation-ladder-count="no-limit" fo:background-color="transparent">
        <style:background-image/>
      </style:paragraph-properties>
      <style:text-properties style:use-window-font-color="true" style:font-name="Calibri" fo:font-size="11pt" fo:language="en" fo:country="US" style:font-name-asian="Times New Roman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Header" style:family="paragraph" style:parent-style-name="Standard" style:class="extra">
      <style:paragraph-properties fo:background-color="#c0c0c0" text:number-lines="false" text:line-number="0">
        <style:tab-stops>
          <style:tab-stop style:position="9.966cm" style:type="center"/>
          <style:tab-stop style:position="19.932cm" style:type="right"/>
        </style:tab-stops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966cm" style:type="center"/>
          <style:tab-stop style:position="19.93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366cm" style:type="center"/>
          <style:tab-stop style:position="18.733cm" style:type="right"/>
        </style:tab-stops>
      </style:paragraph-properties>
    </style:style>
    <style:style style:name="_5f_" style:display-name="_" style:family="paragraph" style:parent-style-name="Standard">
      <style:paragraph-properties fo:margin-left="0.755cm" fo:margin-right="0cm" fo:orphans="0" fo:widows="0" fo:text-indent="-0.755cm" style:auto-text-indent="false" style:text-autospace="none"/>
      <style:text-properties fo:font-size="10pt" style:font-size-asian="10pt" style:font-size-complex="12pt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5.24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_20_level_20_2_20_bullet" style:display-name=" level 2 bullet" style:family="paragraph" style:parent-style-name="Standard">
      <style:paragraph-properties fo:margin-left="1.016cm" fo:margin-right="0cm" fo:text-indent="-0.508cm" style:auto-text-indent="false">
        <style:tab-stops>
          <style:tab-stop style:position="1.27cm"/>
          <style:tab-stop style:position="10.16cm"/>
        </style:tab-stops>
      </style:paragraph-properties>
      <style:text-properties fo:color="#000000"/>
    </style:style>
    <style:style style:name="Body_20_Text_20_2" style:display-name="Body Text 2" style:family="paragraph" style:parent-style-name="Standard">
      <style:paragraph-properties>
        <style:tab-stops>
          <style:tab-stop style:position="-2.54cm"/>
          <style:tab-stop style:position="-1.27cm"/>
          <style:tab-stop style:position="0cm"/>
          <style:tab-stop style:position="0.635cm"/>
          <style:tab-stop style:position="0.755cm"/>
          <style:tab-stop style:position="1.259cm"/>
          <style:tab-stop style:position="2.519cm"/>
          <style:tab-stop style:position="3.778cm"/>
          <style:tab-stop style:position="5.038cm"/>
          <style:tab-stop style:position="6.297cm"/>
          <style:tab-stop style:position="7.557cm"/>
          <style:tab-stop style:position="8.816cm"/>
          <style:tab-stop style:position="10.075cm"/>
          <style:tab-stop style:position="11.43cm"/>
          <style:tab-stop style:position="12.7cm"/>
          <style:tab-stop style:position="13.97cm"/>
          <style:tab-stop style:position="15.24cm"/>
          <style:tab-stop style:position="16.51cm"/>
        </style:tab-stops>
      </style:paragraph-properties>
      <style:text-properties fo:color="#0000ff"/>
    </style:style>
    <style:style style:name="WW8Num2z0" style:family="text">
      <style:text-properties style:font-name="Wingdings1" style:font-name-complex="OpenSymbol"/>
    </style:style>
    <style:style style:name="WW8Num2z1" style:family="text">
      <style:text-properties style:font-name="OpenSymbol" style:font-name-complex="OpenSymbol"/>
    </style:style>
    <style:style style:name="WW8Num2z2" style:family="text">
      <style:text-properties style:font-name="Wingdings" style:font-name-complex="Wingdings"/>
    </style:style>
    <style:style style:name="WW8Num2z4" style:family="text">
      <style:text-properties style:font-name="Courier New" style:font-name-complex="Courier New"/>
    </style:style>
    <style:style style:name="WW8Num4z0" style:family="text">
      <style:text-properties style:font-name="Wingdings1" style:font-name-complex="OpenSymbol"/>
    </style:style>
    <style:style style:name="WW8Num5z0" style:family="text">
      <style:text-properties style:font-name="Wingdings1" style:font-name-complex="OpenSymbol"/>
    </style:style>
    <style:style style:name="WW8Num6z0" style:family="text">
      <style:text-properties style:font-name="Symbol" style:font-name-complex="OpenSymbol"/>
    </style:style>
    <style:style style:name="Absatz-Standardschriftart" style:family="text"/>
    <style:style style:name="WW8Num1z0" style:family="text">
      <style:text-properties style:font-name="Wingdings1" style:font-name-complex="OpenSymbol"/>
    </style:style>
    <style:style style:name="WW8Num1z1" style:family="text">
      <style:text-properties style:font-name="OpenSymbol" style:font-name-complex="OpenSymbol"/>
    </style:style>
    <style:style style:name="WW8Num1z3" style:family="text">
      <style:text-properties style:font-name="Wingdings 2" style:font-name-complex="OpenSymbol"/>
    </style:style>
    <style:style style:name="WW8Num2z3" style:family="text">
      <style:text-properties style:font-name="Wingdings 2" style:font-name-complex="OpenSymbol"/>
    </style:style>
    <style:style style:name="WW8Num5z1" style:family="text">
      <style:text-properties style:font-name="OpenSymbol" style:font-name-complex="OpenSymbol"/>
    </style:style>
    <style:style style:name="WW8Num5z3" style:family="text">
      <style:text-properties style:font-name="Wingdings 2" style:font-name-complex="OpenSymbol"/>
    </style:style>
    <style:style style:name="WW-Absatz-Standardschriftart" style:family="text"/>
    <style:style style:name="WW-Absatz-Standardschriftart1" style:family="text"/>
    <style:style style:name="WW8Num3z0" style:family="text">
      <style:text-properties style:font-name="Wingdings 2" style:font-name-complex="OpenSymbol"/>
    </style:style>
    <style:style style:name="WW8Num3z1" style:family="text">
      <style:text-properties style:font-name="OpenSymbol" style:font-name-complex="OpenSymbol"/>
    </style:style>
    <style:style style:name="WW8Num4z1" style:family="text">
      <style:text-properties style:font-name="OpenSymbol" style:font-name-complex="OpenSymbol"/>
    </style:style>
    <style:style style:name="WW8Num4z3" style:family="text">
      <style:text-properties style:font-name="Wingdings 2" style:font-name-complex="OpenSymbol"/>
    </style:style>
    <style:style style:name="WW8Num8z0" style:family="text">
      <style:text-properties style:font-name="Wingdings1" style:font-name-complex="OpenSymbol"/>
    </style:style>
    <style:style style:name="WW8Num8z1" style:family="text">
      <style:text-properties style:font-name="OpenSymbol" style:font-name-complex="OpenSymbol"/>
    </style:style>
    <style:style style:name="WW8Num8z3" style:family="text">
      <style:text-properties style:font-name="Wingdings 2" style:font-name-complex="OpenSymbol"/>
    </style:style>
    <style:style style:name="WW-Absatz-Standardschriftart11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41z0" style:family="text">
      <style:text-properties style:font-name="Symbol1" style:font-name-complex="Symbol1"/>
    </style:style>
    <style:style style:name="WW8Num41z1" style:family="text">
      <style:text-properties style:font-name="Times New Roman" style:font-name-asian="Times New Roman" style:font-name-complex="Times New Roman"/>
    </style:style>
    <style:style style:name="WW8Num41z2" style:family="text">
      <style:text-properties style:font-name="Wingdings" style:font-name-complex="Wingdings"/>
    </style:style>
    <style:style style:name="WW8Num41z4" style:family="text">
      <style:text-properties style:font-name="Courier New" style:font-name-complex="Courier New"/>
    </style:style>
    <style:style style:name="WW8Num76z0" style:family="text">
      <style:text-properties style:font-name="Symbol1" style:font-name-complex="Symbol1"/>
    </style:style>
    <style:style style:name="WW8Num76z1" style:family="text">
      <style:text-properties style:font-name="Courier New" style:font-name-complex="Courier New"/>
    </style:style>
    <style:style style:name="WW8Num76z2" style:family="text">
      <style:text-properties style:font-name="Wingdings" style:font-name-complex="Wingdings"/>
    </style:style>
    <style:style style:name="WW8Num14z0" style:family="text">
      <style:text-properties style:font-name="Symbol1" style:font-name-complex="Symbol1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715cm" fo:text-indent="-0.762cm" fo:margin-left="1.715cm"/>
        </style:list-level-properties>
        <style:text-properties style:font-name="Symbol1"/>
      </text:list-level-style-bullet>
      <text:list-level-style-bullet text:level="2" text:style-name="WW8Num2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15cm" fo:text-indent="-0.762cm" fo:margin-left="1.71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15cm" fo:text-indent="-0.762cm" fo:margin-left="1.71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353cm" fo:text-align="center" style:justify-single-word="false" fo:background-color="#bfd3e5">
        <style:background-image/>
      </style:paragraph-properties>
    </style:style>
    <style:style style:name="MP2" style:family="paragraph" style:parent-style-name="Header_20_left">
      <style:paragraph-properties fo:margin-top="0cm" fo:margin-bottom="0.353cm" fo:text-align="end" style:justify-single-word="false" text:number-lines="false" text:line-number="0"/>
      <style:text-properties style:font-name="Arial" fo:font-size="10pt" fo:background-color="#cccccc" style:font-size-asian="10pt" style:font-name-complex="Arial"/>
    </style:style>
    <style:style style:name="MP3" style:family="paragraph" style:parent-style-name="Footer">
      <style:paragraph-properties fo:margin-top="0cm" fo:margin-bottom="0.353cm" fo:text-align="center" style:justify-single-word="false" fo:background-color="#bfd3e5">
        <style:background-image/>
      </style:paragraph-properties>
    </style:style>
    <style:style style:name="MP4" style:family="paragraph" style:parent-style-name="Footer">
      <style:paragraph-properties fo:margin-top="0cm" fo:margin-bottom="0.353cm" fo:text-align="start" style:justify-single-word="false" text:number-lines="false" text:line-number="0"/>
      <style:text-properties style:font-name="Arial" fo:font-size="10pt" style:font-size-asian="10pt" style:font-name-complex="Arial"/>
    </style:style>
    <style:style style:name="MT1" style:family="text">
      <style:text-properties style:font-name="Arial" fo:font-size="10pt" style:font-size-asian="10pt" style:font-name-complex="Arial"/>
    </style:style>
    <style:style style:name="MT2" style:family="text">
      <style:text-properties style:font-name="Arial" fo:font-size="10pt" style:font-name-asian="Arial" style:font-size-asian="10pt" style:font-name-complex="Arial"/>
    </style:style>
    <style:page-layout style:name="Mpm1">
      <style:page-layout-properties fo:page-width="21.59cm" fo:page-height="27.94cm" style:num-format="1" style:print-orientation="portrait" fo:margin-top="0.829cm" fo:margin-bottom="0.847cm" fo:margin-left="1.429cm" fo:margin-right="1.429cm" fo:border="0.74pt solid #000000" fo:padding-top="0.423cm" fo:padding-bottom="0.564cm" fo:padding-left="1.094cm" fo:padding-right="1.094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05cm" fo:margin-left="0cm" fo:margin-right="0cm" fo:margin-bottom="0.806cm" style:dynamic-spacing="true"/>
      </style:header-style>
      <style:footer-style>
        <style:header-footer-properties fo:min-height="0.905cm" fo:margin-left="0cm" fo:margin-right="0cm" fo:margin-top="0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734cm" fo:margin-bottom="1.752cm" fo:margin-left="1.429cm" fo:margin-right="1.429cm" fo:border="0.74pt solid #000000" fo:padding-top="0.423cm" fo:padding-bottom="0.564cm" fo:padding-left="1.094cm" fo:padding-right="1.094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Vishwakarma</text:span><text:span text:style-name="MT2"> </text:span><text:span text:style-name="MT1">Institute</text:span><text:span text:style-name="MT2"> </text:span><text:span text:style-name="MT1">of</text:span><text:span text:style-name="MT2"> </text:span><text:span text:style-name="MT1">Technology,</text:span><text:span text:style-name="MT2"> </text:span><text:span text:style-name="MT1">Pune-37.</text:span></text:p>
      </style:header>
      <style:header-left>
        <text:p text:style-name="MP2">FEASIBILITY STUDY</text:p>
      </style:header-left>
      <style:footer>
        <text:p text:style-name="MP3"><text:span text:style-name="MT1">Department</text:span><text:span text:style-name="MT2"> </text:span><text:span text:style-name="MT1">of</text:span><text:span text:style-name="MT2"> </text:span><text:span text:style-name="MT1">Computer</text:span><text:span text:style-name="MT2"> </text:span><text:span text:style-name="MT1">Engineering</text:span></text:p>
      </style:footer>
      <style:footer-left>
        <text:p text:style-name="MP4"><text:tab/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INKYA</meta:initial-creator>
    <meta:creation-date>2011-09-21T23:43:00</meta:creation-date>
    <dc:creator>prathamesh </dc:creator>
    <dc:date>2011-10-04T08:50:32</dc:date>
    <meta:editing-cycles>13</meta:editing-cycles>
    <meta:editing-duration>P23DT23H34M32S</meta:editing-duration>
    <meta:generator>LibreOffice/3.4$Linux LibreOffice_project/340m1$Build-302</meta:generator>
    <meta:document-statistic meta:table-count="1" meta:image-count="0" meta:object-count="0" meta:page-count="8" meta:paragraph-count="121" meta:word-count="1124" meta:character-count="8601" meta:non-whitespace-character-count="7563"/>
    <meta:user-defined meta:name="Info 1"/>
    <meta:user-defined meta:name="Info 2"/>
    <meta:user-defined meta:name="Info 3"/>
    <meta:user-defined meta:name="Info 4"/>
  </office:meta>
</office:document-meta>
</file>